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44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2.446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2.446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/x4_y4_n12_r4_s4_ps1_pr4_u4_o4_l4_N001.lp</text:p>
          </table:table-cell>
          <table:table-cell office:value-type="float" office:value="0.396911"/>
          <table:table-cell office:value-type="float" office:value="0.0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823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19.0"/>
          <table:table-cell office:value-type="float" office:value="3136.0"/>
          <table:table-cell office:value-type="string">
            <text:p/>
          </table:table-cell>
          <table:table-cell office:value-type="float" office:value="22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01467"/>
          <table:table-cell office:value-type="float" office:value="0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90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19.0"/>
          <table:table-cell office:value-type="float" office:value="3136.0"/>
          <table:table-cell office:value-type="float" office:value="2203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9409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506.0"/>
          <table:table-cell office:value-type="float" office:value="4199.0"/>
          <table:table-cell office:value-type="string">
            <text:p/>
          </table:table-cell>
          <table:table-cell office:value-type="float" office:value="3203.0"/>
          <table:table-cell office:value-type="string">
            <text:p/>
          </table:table-cell>
          <table:table-cell office:value-type="string">
            <text:p/>
          </table:table-cell>
          <table:table-cell table:formula="of:=MIN([.$B3];[.$W3];[.$AQ3])" office:value-type="float"/>
          <table:table-cell table:formula="of:=MIN([.$C3];[.$X3];[.$AR3])" office:value-type="float"/>
          <table:table-cell table:formula="of:=MIN([.$D3];[.$Y3];[.$AS3])" office:value-type="float"/>
          <table:table-cell table:formula="of:=MIN([.$E3];[.$Z3];[.$AT3])" office:value-type="float"/>
          <table:table-cell table:formula="of:=MIN([.$F3];[.$AA3];[.$AU3])" office:value-type="float"/>
          <table:table-cell table:formula="of:=MIN([.$G3];[.$AB3];[.$AV3])" office:value-type="float"/>
          <table:table-cell table:formula="of:=MIN([.$H3];[.$AC3];[.$AW3])" office:value-type="float"/>
          <table:table-cell table:formula="of:=MIN([.$I3];[.$AD3];[.$AX3])" office:value-type="float"/>
          <table:table-cell table:formula="of:=MIN([.$J3];[.$AE3];[.$AY3])" office:value-type="float"/>
          <table:table-cell table:formula="of:=MIN([.$K3];[.$AF3];[.$AZ3])" office:value-type="float"/>
          <table:table-cell table:formula="of:=MIN([.$L3];[.$AG3];[.$BA3])" office:value-type="float"/>
          <table:table-cell table:formula="of:=MIN([.$M3];[.$AH3];[.$BB3])" office:value-type="float"/>
          <table:table-cell table:formula="of:=MIN([.$N3];[.$AI3];[.$BC3])" office:value-type="float"/>
          <table:table-cell table:formula="of:=MIN([.$O3];[.$AJ3];[.$BD3])" office:value-type="float"/>
          <table:table-cell table:formula="of:=MIN([.$P3];[.$AK3];[.$BE3])" office:value-type="float"/>
          <table:table-cell table:formula="of:=MIN([.$Q3];[.$AL3];[.$BF3])" office:value-type="float"/>
          <table:table-cell table:formula="of:=MIN([.$R3];[.$AM3];[.$BG3])" office:value-type="float"/>
          <table:table-cell table:formula="of:=MIN([.$S3];[.$BH3])" office:value-type="float"/>
          <table:table-cell table:formula="of:=MIN([.$T3];[.$AN3];[.$BI3])" office:value-type="float"/>
          <table:table-cell table:formula="of:=MIN([.$U3];[.$AO3];[.$BJ3])" office:value-type="float"/>
          <table:table-cell table:formula="of:=MIN([.$V3];[.$AP3];[.$BK3])" office:value-type="float"/>
          <table:table-cell table:formula="of:=MEDIAN([.$B3];[.$W3];[.$AQ3])" office:value-type="float"/>
          <table:table-cell table:formula="of:=MEDIAN([.$C3];[.$X3];[.$AR3])" office:value-type="float"/>
          <table:table-cell table:formula="of:=MEDIAN([.$D3];[.$Y3];[.$AS3])" office:value-type="float"/>
          <table:table-cell table:formula="of:=MEDIAN([.$E3];[.$Z3];[.$AT3])" office:value-type="float"/>
          <table:table-cell table:formula="of:=MEDIAN([.$F3];[.$AA3];[.$AU3])" office:value-type="float"/>
          <table:table-cell table:formula="of:=MEDIAN([.$G3];[.$AB3];[.$AV3])" office:value-type="float"/>
          <table:table-cell table:formula="of:=MEDIAN([.$H3];[.$AC3];[.$AW3])" office:value-type="float"/>
          <table:table-cell table:formula="of:=MEDIAN([.$I3];[.$AD3];[.$AX3])" office:value-type="float"/>
          <table:table-cell table:formula="of:=MEDIAN([.$J3];[.$AE3];[.$AY3])" office:value-type="float"/>
          <table:table-cell table:formula="of:=MEDIAN([.$K3];[.$AF3];[.$AZ3])" office:value-type="float"/>
          <table:table-cell table:formula="of:=MEDIAN([.$L3];[.$AG3];[.$BA3])" office:value-type="float"/>
          <table:table-cell table:formula="of:=MEDIAN([.$M3];[.$AH3];[.$BB3])" office:value-type="float"/>
          <table:table-cell table:formula="of:=MEDIAN([.$N3];[.$AI3];[.$BC3])" office:value-type="float"/>
          <table:table-cell table:formula="of:=MEDIAN([.$O3];[.$AJ3];[.$BD3])" office:value-type="float"/>
          <table:table-cell table:formula="of:=MEDIAN([.$P3];[.$AK3];[.$BE3])" office:value-type="float"/>
          <table:table-cell table:formula="of:=MEDIAN([.$Q3];[.$AL3];[.$BF3])" office:value-type="float"/>
          <table:table-cell table:formula="of:=MEDIAN([.$R3];[.$AM3];[.$BG3])" office:value-type="float"/>
          <table:table-cell table:formula="of:=MEDIAN([.$S3];[.$BH3])" office:value-type="float"/>
          <table:table-cell table:formula="of:=MEDIAN([.$T3];[.$AN3];[.$BI3])" office:value-type="float"/>
          <table:table-cell table:formula="of:=MEDIAN([.$U3];[.$AO3];[.$BJ3])" office:value-type="float"/>
          <table:table-cell table:formula="of:=MEDIAN([.$V3];[.$AP3];[.$BK3])" office:value-type="float"/>
          <table:table-cell table:formula="of:=MAX([.$B3];[.$W3];[.$AQ3])" office:value-type="float"/>
          <table:table-cell table:formula="of:=MAX([.$C3];[.$X3];[.$AR3])" office:value-type="float"/>
          <table:table-cell table:formula="of:=MAX([.$D3];[.$Y3];[.$AS3])" office:value-type="float"/>
          <table:table-cell table:formula="of:=MAX([.$E3];[.$Z3];[.$AT3])" office:value-type="float"/>
          <table:table-cell table:formula="of:=MAX([.$F3];[.$AA3];[.$AU3])" office:value-type="float"/>
          <table:table-cell table:formula="of:=MAX([.$G3];[.$AB3];[.$AV3])" office:value-type="float"/>
          <table:table-cell table:formula="of:=MAX([.$H3];[.$AC3];[.$AW3])" office:value-type="float"/>
          <table:table-cell table:formula="of:=MAX([.$I3];[.$AD3];[.$AX3])" office:value-type="float"/>
          <table:table-cell table:formula="of:=MAX([.$J3];[.$AE3];[.$AY3])" office:value-type="float"/>
          <table:table-cell table:formula="of:=MAX([.$K3];[.$AF3];[.$AZ3])" office:value-type="float"/>
          <table:table-cell table:formula="of:=MAX([.$L3];[.$AG3];[.$BA3])" office:value-type="float"/>
          <table:table-cell table:formula="of:=MAX([.$M3];[.$AH3];[.$BB3])" office:value-type="float"/>
          <table:table-cell table:formula="of:=MAX([.$N3];[.$AI3];[.$BC3])" office:value-type="float"/>
          <table:table-cell table:formula="of:=MAX([.$O3];[.$AJ3];[.$BD3])" office:value-type="float"/>
          <table:table-cell table:formula="of:=MAX([.$P3];[.$AK3];[.$BE3])" office:value-type="float"/>
          <table:table-cell table:formula="of:=MAX([.$Q3];[.$AL3];[.$BF3])" office:value-type="float"/>
          <table:table-cell table:formula="of:=MAX([.$R3];[.$AM3];[.$BG3])" office:value-type="float"/>
          <table:table-cell table:formula="of:=MAX([.$S3];[.$BH3])" office:value-type="float"/>
          <table:table-cell table:formula="of:=MAX([.$T3];[.$AN3];[.$BI3])" office:value-type="float"/>
          <table:table-cell table:formula="of:=MAX([.$U3];[.$AO3];[.$BJ3])" office:value-type="float"/>
          <table:table-cell table:formula="of:=MAX([.$V3];[.$AP3];[.$BK3])" office:value-type="float"/>
        </table:table-row>
        <table:table-row table:style-name="ro1">
          <table:table-cell office:value-type="string">
            <text:p>gridworld/x4_y4_n12_r4/x4_y4_n12_r4_s4_ps1_pr4_u4_o4_l4_N002.lp</text:p>
          </table:table-cell>
          <table:table-cell office:value-type="float" office:value="0.375618"/>
          <table:table-cell office:value-type="float" office:value="0.06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3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0.0"/>
          <table:table-cell office:value-type="float" office:value="3240.0"/>
          <table:table-cell office:value-type="string">
            <text:p/>
          </table:table-cell>
          <table:table-cell office:value-type="float" office:value="23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53447"/>
          <table:table-cell office:value-type="float" office:value="0.08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010.0"/>
          <table:table-cell office:value-type="float" office:value="3240.0"/>
          <table:table-cell office:value-type="float" office:value="2352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223056"/>
          <table:table-cell office:value-type="float" office:value="0.0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697.0"/>
          <table:table-cell office:value-type="float" office:value="4303.0"/>
          <table:table-cell office:value-type="string">
            <text:p/>
          </table:table-cell>
          <table:table-cell office:value-type="float" office:value="3352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W4];[.$AQ4])" office:value-type="float"/>
          <table:table-cell table:formula="of:=MIN([.$C4];[.$X4];[.$AR4])" office:value-type="float"/>
          <table:table-cell table:formula="of:=MIN([.$D4];[.$Y4];[.$AS4])" office:value-type="float"/>
          <table:table-cell table:formula="of:=MIN([.$E4];[.$Z4];[.$AT4])" office:value-type="float"/>
          <table:table-cell table:formula="of:=MIN([.$F4];[.$AA4];[.$AU4])" office:value-type="float"/>
          <table:table-cell table:formula="of:=MIN([.$G4];[.$AB4];[.$AV4])" office:value-type="float"/>
          <table:table-cell table:formula="of:=MIN([.$H4];[.$AC4];[.$AW4])" office:value-type="float"/>
          <table:table-cell table:formula="of:=MIN([.$I4];[.$AD4];[.$AX4])" office:value-type="float"/>
          <table:table-cell table:formula="of:=MIN([.$J4];[.$AE4];[.$AY4])" office:value-type="float"/>
          <table:table-cell table:formula="of:=MIN([.$K4];[.$AF4];[.$AZ4])" office:value-type="float"/>
          <table:table-cell table:formula="of:=MIN([.$L4];[.$AG4];[.$BA4])" office:value-type="float"/>
          <table:table-cell table:formula="of:=MIN([.$M4];[.$AH4];[.$BB4])" office:value-type="float"/>
          <table:table-cell table:formula="of:=MIN([.$N4];[.$AI4];[.$BC4])" office:value-type="float"/>
          <table:table-cell table:formula="of:=MIN([.$O4];[.$AJ4];[.$BD4])" office:value-type="float"/>
          <table:table-cell table:formula="of:=MIN([.$P4];[.$AK4];[.$BE4])" office:value-type="float"/>
          <table:table-cell table:formula="of:=MIN([.$Q4];[.$AL4];[.$BF4])" office:value-type="float"/>
          <table:table-cell table:formula="of:=MIN([.$R4];[.$AM4];[.$BG4])" office:value-type="float"/>
          <table:table-cell table:formula="of:=MIN([.$S4];[.$BH4])" office:value-type="float"/>
          <table:table-cell table:formula="of:=MIN([.$T4];[.$AN4];[.$BI4])" office:value-type="float"/>
          <table:table-cell table:formula="of:=MIN([.$U4];[.$AO4];[.$BJ4])" office:value-type="float"/>
          <table:table-cell table:formula="of:=MIN([.$V4];[.$AP4];[.$BK4])" office:value-type="float"/>
          <table:table-cell table:formula="of:=MEDIAN([.$B4];[.$W4];[.$AQ4])" office:value-type="float"/>
          <table:table-cell table:formula="of:=MEDIAN([.$C4];[.$X4];[.$AR4])" office:value-type="float"/>
          <table:table-cell table:formula="of:=MEDIAN([.$D4];[.$Y4];[.$AS4])" office:value-type="float"/>
          <table:table-cell table:formula="of:=MEDIAN([.$E4];[.$Z4];[.$AT4])" office:value-type="float"/>
          <table:table-cell table:formula="of:=MEDIAN([.$F4];[.$AA4];[.$AU4])" office:value-type="float"/>
          <table:table-cell table:formula="of:=MEDIAN([.$G4];[.$AB4];[.$AV4])" office:value-type="float"/>
          <table:table-cell table:formula="of:=MEDIAN([.$H4];[.$AC4];[.$AW4])" office:value-type="float"/>
          <table:table-cell table:formula="of:=MEDIAN([.$I4];[.$AD4];[.$AX4])" office:value-type="float"/>
          <table:table-cell table:formula="of:=MEDIAN([.$J4];[.$AE4];[.$AY4])" office:value-type="float"/>
          <table:table-cell table:formula="of:=MEDIAN([.$K4];[.$AF4];[.$AZ4])" office:value-type="float"/>
          <table:table-cell table:formula="of:=MEDIAN([.$L4];[.$AG4];[.$BA4])" office:value-type="float"/>
          <table:table-cell table:formula="of:=MEDIAN([.$M4];[.$AH4];[.$BB4])" office:value-type="float"/>
          <table:table-cell table:formula="of:=MEDIAN([.$N4];[.$AI4];[.$BC4])" office:value-type="float"/>
          <table:table-cell table:formula="of:=MEDIAN([.$O4];[.$AJ4];[.$BD4])" office:value-type="float"/>
          <table:table-cell table:formula="of:=MEDIAN([.$P4];[.$AK4];[.$BE4])" office:value-type="float"/>
          <table:table-cell table:formula="of:=MEDIAN([.$Q4];[.$AL4];[.$BF4])" office:value-type="float"/>
          <table:table-cell table:formula="of:=MEDIAN([.$R4];[.$AM4];[.$BG4])" office:value-type="float"/>
          <table:table-cell table:formula="of:=MEDIAN([.$S4];[.$BH4])" office:value-type="float"/>
          <table:table-cell table:formula="of:=MEDIAN([.$T4];[.$AN4];[.$BI4])" office:value-type="float"/>
          <table:table-cell table:formula="of:=MEDIAN([.$U4];[.$AO4];[.$BJ4])" office:value-type="float"/>
          <table:table-cell table:formula="of:=MEDIAN([.$V4];[.$AP4];[.$BK4])" office:value-type="float"/>
          <table:table-cell table:formula="of:=MAX([.$B4];[.$W4];[.$AQ4])" office:value-type="float"/>
          <table:table-cell table:formula="of:=MAX([.$C4];[.$X4];[.$AR4])" office:value-type="float"/>
          <table:table-cell table:formula="of:=MAX([.$D4];[.$Y4];[.$AS4])" office:value-type="float"/>
          <table:table-cell table:formula="of:=MAX([.$E4];[.$Z4];[.$AT4])" office:value-type="float"/>
          <table:table-cell table:formula="of:=MAX([.$F4];[.$AA4];[.$AU4])" office:value-type="float"/>
          <table:table-cell table:formula="of:=MAX([.$G4];[.$AB4];[.$AV4])" office:value-type="float"/>
          <table:table-cell table:formula="of:=MAX([.$H4];[.$AC4];[.$AW4])" office:value-type="float"/>
          <table:table-cell table:formula="of:=MAX([.$I4];[.$AD4];[.$AX4])" office:value-type="float"/>
          <table:table-cell table:formula="of:=MAX([.$J4];[.$AE4];[.$AY4])" office:value-type="float"/>
          <table:table-cell table:formula="of:=MAX([.$K4];[.$AF4];[.$AZ4])" office:value-type="float"/>
          <table:table-cell table:formula="of:=MAX([.$L4];[.$AG4];[.$BA4])" office:value-type="float"/>
          <table:table-cell table:formula="of:=MAX([.$M4];[.$AH4];[.$BB4])" office:value-type="float"/>
          <table:table-cell table:formula="of:=MAX([.$N4];[.$AI4];[.$BC4])" office:value-type="float"/>
          <table:table-cell table:formula="of:=MAX([.$O4];[.$AJ4];[.$BD4])" office:value-type="float"/>
          <table:table-cell table:formula="of:=MAX([.$P4];[.$AK4];[.$BE4])" office:value-type="float"/>
          <table:table-cell table:formula="of:=MAX([.$Q4];[.$AL4];[.$BF4])" office:value-type="float"/>
          <table:table-cell table:formula="of:=MAX([.$R4];[.$AM4];[.$BG4])" office:value-type="float"/>
          <table:table-cell table:formula="of:=MAX([.$S4];[.$BH4])" office:value-type="float"/>
          <table:table-cell table:formula="of:=MAX([.$T4];[.$AN4];[.$BI4])" office:value-type="float"/>
          <table:table-cell table:formula="of:=MAX([.$U4];[.$AO4];[.$BJ4])" office:value-type="float"/>
          <table:table-cell table:formula="of:=MAX([.$V4];[.$AP4];[.$BK4])" office:value-type="float"/>
        </table:table-row>
        <table:table-row table:style-name="ro1">
          <table:table-cell office:value-type="string">
            <text:p>gridworld/x4_y4_n12_r4/x4_y4_n12_r4_s4_ps1_pr4_u4_o4_l4_N003.lp</text:p>
          </table:table-cell>
          <table:table-cell office:value-type="float" office:value="0.428963"/>
          <table:table-cell office:value-type="float" office:value="0.081"/>
          <table:table-cell office:value-type="float" office:value="0.01"/>
          <table:table-cell office:value-type="float" office:value="1427.0"/>
          <table:table-cell office:value-type="float" office:value="0.0"/>
          <table:table-cell office:value-type="float" office:value="6.0"/>
          <table:table-cell office:value-type="float" office:value="167.0"/>
          <table:table-cell office:value-type="float" office:value="1593.0"/>
          <table:table-cell office:value-type="float" office:value="1153.0"/>
          <table:table-cell office:value-type="float" office:value="3143.0"/>
          <table:table-cell office:value-type="float" office:value="919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49.0"/>
          <table:table-cell office:value-type="float" office:value="4691.0"/>
          <table:table-cell office:value-type="float" office:value="3650.0"/>
          <table:table-cell office:value-type="float" office:value="2883.0"/>
          <table:table-cell office:value-type="float" office:value="2816.0"/>
          <table:table-cell office:value-type="float" office:value="5039.0"/>
          <table:table-cell office:value-type="float" office:value="36.0"/>
          <table:table-cell office:value-type="float" office:value="0.367999"/>
          <table:table-cell office:value-type="float" office:value="0.0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86.0"/>
          <table:table-cell office:value-type="float" office:value="0.0"/>
          <table:table-cell office:value-type="float" office:value="1068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52.0"/>
          <table:table-cell office:value-type="float" office:value="3650.0"/>
          <table:table-cell office:value-type="float" office:value="2751.0"/>
          <table:table-cell office:value-type="float" office:value="4223.0"/>
          <table:table-cell office:value-type="float" office:value="36.0"/>
          <table:table-cell office:value-type="float" office:value="0.419661"/>
          <table:table-cell office:value-type="float" office:value="0.06"/>
          <table:table-cell office:value-type="float" office:value="0.0"/>
          <table:table-cell office:value-type="float" office:value="352.0"/>
          <table:table-cell office:value-type="float" office:value="0.0"/>
          <table:table-cell office:value-type="float" office:value="0.0"/>
          <table:table-cell office:value-type="float" office:value="64.0"/>
          <table:table-cell office:value-type="float" office:value="421.0"/>
          <table:table-cell office:value-type="float" office:value="1204.0"/>
          <table:table-cell office:value-type="float" office:value="2850.0"/>
          <table:table-cell office:value-type="float" office:value="1072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444.0"/>
          <table:table-cell office:value-type="float" office:value="6750.0"/>
          <table:table-cell office:value-type="float" office:value="5081.0"/>
          <table:table-cell office:value-type="float" office:value="4378.0"/>
          <table:table-cell office:value-type="float" office:value="4076.0"/>
          <table:table-cell office:value-type="float" office:value="6498.0"/>
          <table:table-cell office:value-type="float" office:value="104.0"/>
          <table:table-cell table:formula="of:=MIN([.$B5];[.$W5];[.$AQ5])" office:value-type="float"/>
          <table:table-cell table:formula="of:=MIN([.$C5];[.$X5];[.$AR5])" office:value-type="float"/>
          <table:table-cell table:formula="of:=MIN([.$D5];[.$Y5];[.$AS5])" office:value-type="float"/>
          <table:table-cell table:formula="of:=MIN([.$E5];[.$Z5];[.$AT5])" office:value-type="float"/>
          <table:table-cell table:formula="of:=MIN([.$F5];[.$AA5];[.$AU5])" office:value-type="float"/>
          <table:table-cell table:formula="of:=MIN([.$G5];[.$AB5];[.$AV5])" office:value-type="float"/>
          <table:table-cell table:formula="of:=MIN([.$H5];[.$AC5];[.$AW5])" office:value-type="float"/>
          <table:table-cell table:formula="of:=MIN([.$I5];[.$AD5];[.$AX5])" office:value-type="float"/>
          <table:table-cell table:formula="of:=MIN([.$J5];[.$AE5];[.$AY5])" office:value-type="float"/>
          <table:table-cell table:formula="of:=MIN([.$K5];[.$AF5];[.$AZ5])" office:value-type="float"/>
          <table:table-cell table:formula="of:=MIN([.$L5];[.$AG5];[.$BA5])" office:value-type="float"/>
          <table:table-cell table:formula="of:=MIN([.$M5];[.$AH5];[.$BB5])" office:value-type="float"/>
          <table:table-cell table:formula="of:=MIN([.$N5];[.$AI5];[.$BC5])" office:value-type="float"/>
          <table:table-cell table:formula="of:=MIN([.$O5];[.$AJ5];[.$BD5])" office:value-type="float"/>
          <table:table-cell table:formula="of:=MIN([.$P5];[.$AK5];[.$BE5])" office:value-type="float"/>
          <table:table-cell table:formula="of:=MIN([.$Q5];[.$AL5];[.$BF5])" office:value-type="float"/>
          <table:table-cell table:formula="of:=MIN([.$R5];[.$AM5];[.$BG5])" office:value-type="float"/>
          <table:table-cell table:formula="of:=MIN([.$S5];[.$BH5])" office:value-type="float"/>
          <table:table-cell table:formula="of:=MIN([.$T5];[.$AN5];[.$BI5])" office:value-type="float"/>
          <table:table-cell table:formula="of:=MIN([.$U5];[.$AO5];[.$BJ5])" office:value-type="float"/>
          <table:table-cell table:formula="of:=MIN([.$V5];[.$AP5];[.$BK5])" office:value-type="float"/>
          <table:table-cell table:formula="of:=MEDIAN([.$B5];[.$W5];[.$AQ5])" office:value-type="float"/>
          <table:table-cell table:formula="of:=MEDIAN([.$C5];[.$X5];[.$AR5])" office:value-type="float"/>
          <table:table-cell table:formula="of:=MEDIAN([.$D5];[.$Y5];[.$AS5])" office:value-type="float"/>
          <table:table-cell table:formula="of:=MEDIAN([.$E5];[.$Z5];[.$AT5])" office:value-type="float"/>
          <table:table-cell table:formula="of:=MEDIAN([.$F5];[.$AA5];[.$AU5])" office:value-type="float"/>
          <table:table-cell table:formula="of:=MEDIAN([.$G5];[.$AB5];[.$AV5])" office:value-type="float"/>
          <table:table-cell table:formula="of:=MEDIAN([.$H5];[.$AC5];[.$AW5])" office:value-type="float"/>
          <table:table-cell table:formula="of:=MEDIAN([.$I5];[.$AD5];[.$AX5])" office:value-type="float"/>
          <table:table-cell table:formula="of:=MEDIAN([.$J5];[.$AE5];[.$AY5])" office:value-type="float"/>
          <table:table-cell table:formula="of:=MEDIAN([.$K5];[.$AF5];[.$AZ5])" office:value-type="float"/>
          <table:table-cell table:formula="of:=MEDIAN([.$L5];[.$AG5];[.$BA5])" office:value-type="float"/>
          <table:table-cell table:formula="of:=MEDIAN([.$M5];[.$AH5];[.$BB5])" office:value-type="float"/>
          <table:table-cell table:formula="of:=MEDIAN([.$N5];[.$AI5];[.$BC5])" office:value-type="float"/>
          <table:table-cell table:formula="of:=MEDIAN([.$O5];[.$AJ5];[.$BD5])" office:value-type="float"/>
          <table:table-cell table:formula="of:=MEDIAN([.$P5];[.$AK5];[.$BE5])" office:value-type="float"/>
          <table:table-cell table:formula="of:=MEDIAN([.$Q5];[.$AL5];[.$BF5])" office:value-type="float"/>
          <table:table-cell table:formula="of:=MEDIAN([.$R5];[.$AM5];[.$BG5])" office:value-type="float"/>
          <table:table-cell table:formula="of:=MEDIAN([.$S5];[.$BH5])" office:value-type="float"/>
          <table:table-cell table:formula="of:=MEDIAN([.$T5];[.$AN5];[.$BI5])" office:value-type="float"/>
          <table:table-cell table:formula="of:=MEDIAN([.$U5];[.$AO5];[.$BJ5])" office:value-type="float"/>
          <table:table-cell table:formula="of:=MEDIAN([.$V5];[.$AP5];[.$BK5])" office:value-type="float"/>
          <table:table-cell table:formula="of:=MAX([.$B5];[.$W5];[.$AQ5])" office:value-type="float"/>
          <table:table-cell table:formula="of:=MAX([.$C5];[.$X5];[.$AR5])" office:value-type="float"/>
          <table:table-cell table:formula="of:=MAX([.$D5];[.$Y5];[.$AS5])" office:value-type="float"/>
          <table:table-cell table:formula="of:=MAX([.$E5];[.$Z5];[.$AT5])" office:value-type="float"/>
          <table:table-cell table:formula="of:=MAX([.$F5];[.$AA5];[.$AU5])" office:value-type="float"/>
          <table:table-cell table:formula="of:=MAX([.$G5];[.$AB5];[.$AV5])" office:value-type="float"/>
          <table:table-cell table:formula="of:=MAX([.$H5];[.$AC5];[.$AW5])" office:value-type="float"/>
          <table:table-cell table:formula="of:=MAX([.$I5];[.$AD5];[.$AX5])" office:value-type="float"/>
          <table:table-cell table:formula="of:=MAX([.$J5];[.$AE5];[.$AY5])" office:value-type="float"/>
          <table:table-cell table:formula="of:=MAX([.$K5];[.$AF5];[.$AZ5])" office:value-type="float"/>
          <table:table-cell table:formula="of:=MAX([.$L5];[.$AG5];[.$BA5])" office:value-type="float"/>
          <table:table-cell table:formula="of:=MAX([.$M5];[.$AH5];[.$BB5])" office:value-type="float"/>
          <table:table-cell table:formula="of:=MAX([.$N5];[.$AI5];[.$BC5])" office:value-type="float"/>
          <table:table-cell table:formula="of:=MAX([.$O5];[.$AJ5];[.$BD5])" office:value-type="float"/>
          <table:table-cell table:formula="of:=MAX([.$P5];[.$AK5];[.$BE5])" office:value-type="float"/>
          <table:table-cell table:formula="of:=MAX([.$Q5];[.$AL5];[.$BF5])" office:value-type="float"/>
          <table:table-cell table:formula="of:=MAX([.$R5];[.$AM5];[.$BG5])" office:value-type="float"/>
          <table:table-cell table:formula="of:=MAX([.$S5];[.$BH5])" office:value-type="float"/>
          <table:table-cell table:formula="of:=MAX([.$T5];[.$AN5];[.$BI5])" office:value-type="float"/>
          <table:table-cell table:formula="of:=MAX([.$U5];[.$AO5];[.$BJ5])" office:value-type="float"/>
          <table:table-cell table:formula="of:=MAX([.$V5];[.$AP5];[.$BK5])" office:value-type="float"/>
        </table:table-row>
        <table:table-row table:style-name="ro1">
          <table:table-cell office:value-type="string">
            <text:p>gridworld/x4_y4_n12_r4/x4_y4_n12_r4_s4_ps1_pr4_u4_o4_l4_N004.lp</text:p>
          </table:table-cell>
          <table:table-cell office:value-type="float" office:value="0.433533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1.0"/>
          <table:table-cell office:value-type="float" office:value="3029.0"/>
          <table:table-cell office:value-type="string">
            <text:p/>
          </table:table-cell>
          <table:table-cell office:value-type="float" office:value="215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39395"/>
          <table:table-cell office:value-type="float" office:value="0.0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9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21.0"/>
          <table:table-cell office:value-type="float" office:value="3029.0"/>
          <table:table-cell office:value-type="float" office:value="2158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411994"/>
          <table:table-cell office:value-type="float" office:value="0.0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77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08.0"/>
          <table:table-cell office:value-type="float" office:value="4092.0"/>
          <table:table-cell office:value-type="string">
            <text:p/>
          </table:table-cell>
          <table:table-cell office:value-type="float" office:value="3158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W6];[.$AQ6])" office:value-type="float"/>
          <table:table-cell table:formula="of:=MIN([.$C6];[.$X6];[.$AR6])" office:value-type="float"/>
          <table:table-cell table:formula="of:=MIN([.$D6];[.$Y6];[.$AS6])" office:value-type="float"/>
          <table:table-cell table:formula="of:=MIN([.$E6];[.$Z6];[.$AT6])" office:value-type="float"/>
          <table:table-cell table:formula="of:=MIN([.$F6];[.$AA6];[.$AU6])" office:value-type="float"/>
          <table:table-cell table:formula="of:=MIN([.$G6];[.$AB6];[.$AV6])" office:value-type="float"/>
          <table:table-cell table:formula="of:=MIN([.$H6];[.$AC6];[.$AW6])" office:value-type="float"/>
          <table:table-cell table:formula="of:=MIN([.$I6];[.$AD6];[.$AX6])" office:value-type="float"/>
          <table:table-cell table:formula="of:=MIN([.$J6];[.$AE6];[.$AY6])" office:value-type="float"/>
          <table:table-cell table:formula="of:=MIN([.$K6];[.$AF6];[.$AZ6])" office:value-type="float"/>
          <table:table-cell table:formula="of:=MIN([.$L6];[.$AG6];[.$BA6])" office:value-type="float"/>
          <table:table-cell table:formula="of:=MIN([.$M6];[.$AH6];[.$BB6])" office:value-type="float"/>
          <table:table-cell table:formula="of:=MIN([.$N6];[.$AI6];[.$BC6])" office:value-type="float"/>
          <table:table-cell table:formula="of:=MIN([.$O6];[.$AJ6];[.$BD6])" office:value-type="float"/>
          <table:table-cell table:formula="of:=MIN([.$P6];[.$AK6];[.$BE6])" office:value-type="float"/>
          <table:table-cell table:formula="of:=MIN([.$Q6];[.$AL6];[.$BF6])" office:value-type="float"/>
          <table:table-cell table:formula="of:=MIN([.$R6];[.$AM6];[.$BG6])" office:value-type="float"/>
          <table:table-cell table:formula="of:=MIN([.$S6];[.$BH6])" office:value-type="float"/>
          <table:table-cell table:formula="of:=MIN([.$T6];[.$AN6];[.$BI6])" office:value-type="float"/>
          <table:table-cell table:formula="of:=MIN([.$U6];[.$AO6];[.$BJ6])" office:value-type="float"/>
          <table:table-cell table:formula="of:=MIN([.$V6];[.$AP6];[.$BK6])" office:value-type="float"/>
          <table:table-cell table:formula="of:=MEDIAN([.$B6];[.$W6];[.$AQ6])" office:value-type="float"/>
          <table:table-cell table:formula="of:=MEDIAN([.$C6];[.$X6];[.$AR6])" office:value-type="float"/>
          <table:table-cell table:formula="of:=MEDIAN([.$D6];[.$Y6];[.$AS6])" office:value-type="float"/>
          <table:table-cell table:formula="of:=MEDIAN([.$E6];[.$Z6];[.$AT6])" office:value-type="float"/>
          <table:table-cell table:formula="of:=MEDIAN([.$F6];[.$AA6];[.$AU6])" office:value-type="float"/>
          <table:table-cell table:formula="of:=MEDIAN([.$G6];[.$AB6];[.$AV6])" office:value-type="float"/>
          <table:table-cell table:formula="of:=MEDIAN([.$H6];[.$AC6];[.$AW6])" office:value-type="float"/>
          <table:table-cell table:formula="of:=MEDIAN([.$I6];[.$AD6];[.$AX6])" office:value-type="float"/>
          <table:table-cell table:formula="of:=MEDIAN([.$J6];[.$AE6];[.$AY6])" office:value-type="float"/>
          <table:table-cell table:formula="of:=MEDIAN([.$K6];[.$AF6];[.$AZ6])" office:value-type="float"/>
          <table:table-cell table:formula="of:=MEDIAN([.$L6];[.$AG6];[.$BA6])" office:value-type="float"/>
          <table:table-cell table:formula="of:=MEDIAN([.$M6];[.$AH6];[.$BB6])" office:value-type="float"/>
          <table:table-cell table:formula="of:=MEDIAN([.$N6];[.$AI6];[.$BC6])" office:value-type="float"/>
          <table:table-cell table:formula="of:=MEDIAN([.$O6];[.$AJ6];[.$BD6])" office:value-type="float"/>
          <table:table-cell table:formula="of:=MEDIAN([.$P6];[.$AK6];[.$BE6])" office:value-type="float"/>
          <table:table-cell table:formula="of:=MEDIAN([.$Q6];[.$AL6];[.$BF6])" office:value-type="float"/>
          <table:table-cell table:formula="of:=MEDIAN([.$R6];[.$AM6];[.$BG6])" office:value-type="float"/>
          <table:table-cell table:formula="of:=MEDIAN([.$S6];[.$BH6])" office:value-type="float"/>
          <table:table-cell table:formula="of:=MEDIAN([.$T6];[.$AN6];[.$BI6])" office:value-type="float"/>
          <table:table-cell table:formula="of:=MEDIAN([.$U6];[.$AO6];[.$BJ6])" office:value-type="float"/>
          <table:table-cell table:formula="of:=MEDIAN([.$V6];[.$AP6];[.$BK6])" office:value-type="float"/>
          <table:table-cell table:formula="of:=MAX([.$B6];[.$W6];[.$AQ6])" office:value-type="float"/>
          <table:table-cell table:formula="of:=MAX([.$C6];[.$X6];[.$AR6])" office:value-type="float"/>
          <table:table-cell table:formula="of:=MAX([.$D6];[.$Y6];[.$AS6])" office:value-type="float"/>
          <table:table-cell table:formula="of:=MAX([.$E6];[.$Z6];[.$AT6])" office:value-type="float"/>
          <table:table-cell table:formula="of:=MAX([.$F6];[.$AA6];[.$AU6])" office:value-type="float"/>
          <table:table-cell table:formula="of:=MAX([.$G6];[.$AB6];[.$AV6])" office:value-type="float"/>
          <table:table-cell table:formula="of:=MAX([.$H6];[.$AC6];[.$AW6])" office:value-type="float"/>
          <table:table-cell table:formula="of:=MAX([.$I6];[.$AD6];[.$AX6])" office:value-type="float"/>
          <table:table-cell table:formula="of:=MAX([.$J6];[.$AE6];[.$AY6])" office:value-type="float"/>
          <table:table-cell table:formula="of:=MAX([.$K6];[.$AF6];[.$AZ6])" office:value-type="float"/>
          <table:table-cell table:formula="of:=MAX([.$L6];[.$AG6];[.$BA6])" office:value-type="float"/>
          <table:table-cell table:formula="of:=MAX([.$M6];[.$AH6];[.$BB6])" office:value-type="float"/>
          <table:table-cell table:formula="of:=MAX([.$N6];[.$AI6];[.$BC6])" office:value-type="float"/>
          <table:table-cell table:formula="of:=MAX([.$O6];[.$AJ6];[.$BD6])" office:value-type="float"/>
          <table:table-cell table:formula="of:=MAX([.$P6];[.$AK6];[.$BE6])" office:value-type="float"/>
          <table:table-cell table:formula="of:=MAX([.$Q6];[.$AL6];[.$BF6])" office:value-type="float"/>
          <table:table-cell table:formula="of:=MAX([.$R6];[.$AM6];[.$BG6])" office:value-type="float"/>
          <table:table-cell table:formula="of:=MAX([.$S6];[.$BH6])" office:value-type="float"/>
          <table:table-cell table:formula="of:=MAX([.$T6];[.$AN6];[.$BI6])" office:value-type="float"/>
          <table:table-cell table:formula="of:=MAX([.$U6];[.$AO6];[.$BJ6])" office:value-type="float"/>
          <table:table-cell table:formula="of:=MAX([.$V6];[.$AP6];[.$BK6])" office:value-type="float"/>
        </table:table-row>
        <table:table-row table:style-name="ro1">
          <table:table-cell office:value-type="string">
            <text:p>gridworld/x4_y4_n12_r4/x4_y4_n12_r4_s4_ps1_pr4_u4_o4_l4_N005.lp</text:p>
          </table:table-cell>
          <table:table-cell office:value-type="float" office:value="0.390638"/>
          <table:table-cell office:value-type="float" office:value="0.06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45.0"/>
          <table:table-cell office:value-type="float" office:value="0.0"/>
          <table:table-cell office:value-type="float" office:value="91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50.0"/>
          <table:table-cell office:value-type="float" office:value="4716.0"/>
          <table:table-cell office:value-type="float" office:value="3652.0"/>
          <table:table-cell office:value-type="float" office:value="2881.0"/>
          <table:table-cell office:value-type="float" office:value="2850.0"/>
          <table:table-cell office:value-type="float" office:value="5084.0"/>
          <table:table-cell office:value-type="float" office:value="36.0"/>
          <table:table-cell office:value-type="float" office:value="0.35618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098.0"/>
          <table:table-cell office:value-type="float" office:value="0.0"/>
          <table:table-cell office:value-type="float" office:value="869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573.0"/>
          <table:table-cell office:value-type="float" office:value="3652.0"/>
          <table:table-cell office:value-type="float" office:value="2781.0"/>
          <table:table-cell office:value-type="float" office:value="4195.0"/>
          <table:table-cell office:value-type="float" office:value="36.0"/>
          <table:table-cell office:value-type="float" office:value="0.235574"/>
          <table:table-cell office:value-type="float" office:value="0.0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1190.0"/>
          <table:table-cell office:value-type="float" office:value="0.0"/>
          <table:table-cell office:value-type="float" office:value="107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45.0"/>
          <table:table-cell office:value-type="float" office:value="6775.0"/>
          <table:table-cell office:value-type="float" office:value="5083.0"/>
          <table:table-cell office:value-type="float" office:value="4376.0"/>
          <table:table-cell office:value-type="float" office:value="4110.0"/>
          <table:table-cell office:value-type="float" office:value="6489.0"/>
          <table:table-cell office:value-type="float" office:value="104.0"/>
          <table:table-cell table:formula="of:=MIN([.$B7];[.$W7];[.$AQ7])" office:value-type="float"/>
          <table:table-cell table:formula="of:=MIN([.$C7];[.$X7];[.$AR7])" office:value-type="float"/>
          <table:table-cell table:formula="of:=MIN([.$D7];[.$Y7];[.$AS7])" office:value-type="float"/>
          <table:table-cell table:formula="of:=MIN([.$E7];[.$Z7];[.$AT7])" office:value-type="float"/>
          <table:table-cell table:formula="of:=MIN([.$F7];[.$AA7];[.$AU7])" office:value-type="float"/>
          <table:table-cell table:formula="of:=MIN([.$G7];[.$AB7];[.$AV7])" office:value-type="float"/>
          <table:table-cell table:formula="of:=MIN([.$H7];[.$AC7];[.$AW7])" office:value-type="float"/>
          <table:table-cell table:formula="of:=MIN([.$I7];[.$AD7];[.$AX7])" office:value-type="float"/>
          <table:table-cell table:formula="of:=MIN([.$J7];[.$AE7];[.$AY7])" office:value-type="float"/>
          <table:table-cell table:formula="of:=MIN([.$K7];[.$AF7];[.$AZ7])" office:value-type="float"/>
          <table:table-cell table:formula="of:=MIN([.$L7];[.$AG7];[.$BA7])" office:value-type="float"/>
          <table:table-cell table:formula="of:=MIN([.$M7];[.$AH7];[.$BB7])" office:value-type="float"/>
          <table:table-cell table:formula="of:=MIN([.$N7];[.$AI7];[.$BC7])" office:value-type="float"/>
          <table:table-cell table:formula="of:=MIN([.$O7];[.$AJ7];[.$BD7])" office:value-type="float"/>
          <table:table-cell table:formula="of:=MIN([.$P7];[.$AK7];[.$BE7])" office:value-type="float"/>
          <table:table-cell table:formula="of:=MIN([.$Q7];[.$AL7];[.$BF7])" office:value-type="float"/>
          <table:table-cell table:formula="of:=MIN([.$R7];[.$AM7];[.$BG7])" office:value-type="float"/>
          <table:table-cell table:formula="of:=MIN([.$S7];[.$BH7])" office:value-type="float"/>
          <table:table-cell table:formula="of:=MIN([.$T7];[.$AN7];[.$BI7])" office:value-type="float"/>
          <table:table-cell table:formula="of:=MIN([.$U7];[.$AO7];[.$BJ7])" office:value-type="float"/>
          <table:table-cell table:formula="of:=MIN([.$V7];[.$AP7];[.$BK7])" office:value-type="float"/>
          <table:table-cell table:formula="of:=MEDIAN([.$B7];[.$W7];[.$AQ7])" office:value-type="float"/>
          <table:table-cell table:formula="of:=MEDIAN([.$C7];[.$X7];[.$AR7])" office:value-type="float"/>
          <table:table-cell table:formula="of:=MEDIAN([.$D7];[.$Y7];[.$AS7])" office:value-type="float"/>
          <table:table-cell table:formula="of:=MEDIAN([.$E7];[.$Z7];[.$AT7])" office:value-type="float"/>
          <table:table-cell table:formula="of:=MEDIAN([.$F7];[.$AA7];[.$AU7])" office:value-type="float"/>
          <table:table-cell table:formula="of:=MEDIAN([.$G7];[.$AB7];[.$AV7])" office:value-type="float"/>
          <table:table-cell table:formula="of:=MEDIAN([.$H7];[.$AC7];[.$AW7])" office:value-type="float"/>
          <table:table-cell table:formula="of:=MEDIAN([.$I7];[.$AD7];[.$AX7])" office:value-type="float"/>
          <table:table-cell table:formula="of:=MEDIAN([.$J7];[.$AE7];[.$AY7])" office:value-type="float"/>
          <table:table-cell table:formula="of:=MEDIAN([.$K7];[.$AF7];[.$AZ7])" office:value-type="float"/>
          <table:table-cell table:formula="of:=MEDIAN([.$L7];[.$AG7];[.$BA7])" office:value-type="float"/>
          <table:table-cell table:formula="of:=MEDIAN([.$M7];[.$AH7];[.$BB7])" office:value-type="float"/>
          <table:table-cell table:formula="of:=MEDIAN([.$N7];[.$AI7];[.$BC7])" office:value-type="float"/>
          <table:table-cell table:formula="of:=MEDIAN([.$O7];[.$AJ7];[.$BD7])" office:value-type="float"/>
          <table:table-cell table:formula="of:=MEDIAN([.$P7];[.$AK7];[.$BE7])" office:value-type="float"/>
          <table:table-cell table:formula="of:=MEDIAN([.$Q7];[.$AL7];[.$BF7])" office:value-type="float"/>
          <table:table-cell table:formula="of:=MEDIAN([.$R7];[.$AM7];[.$BG7])" office:value-type="float"/>
          <table:table-cell table:formula="of:=MEDIAN([.$S7];[.$BH7])" office:value-type="float"/>
          <table:table-cell table:formula="of:=MEDIAN([.$T7];[.$AN7];[.$BI7])" office:value-type="float"/>
          <table:table-cell table:formula="of:=MEDIAN([.$U7];[.$AO7];[.$BJ7])" office:value-type="float"/>
          <table:table-cell table:formula="of:=MEDIAN([.$V7];[.$AP7];[.$BK7])" office:value-type="float"/>
          <table:table-cell table:formula="of:=MAX([.$B7];[.$W7];[.$AQ7])" office:value-type="float"/>
          <table:table-cell table:formula="of:=MAX([.$C7];[.$X7];[.$AR7])" office:value-type="float"/>
          <table:table-cell table:formula="of:=MAX([.$D7];[.$Y7];[.$AS7])" office:value-type="float"/>
          <table:table-cell table:formula="of:=MAX([.$E7];[.$Z7];[.$AT7])" office:value-type="float"/>
          <table:table-cell table:formula="of:=MAX([.$F7];[.$AA7];[.$AU7])" office:value-type="float"/>
          <table:table-cell table:formula="of:=MAX([.$G7];[.$AB7];[.$AV7])" office:value-type="float"/>
          <table:table-cell table:formula="of:=MAX([.$H7];[.$AC7];[.$AW7])" office:value-type="float"/>
          <table:table-cell table:formula="of:=MAX([.$I7];[.$AD7];[.$AX7])" office:value-type="float"/>
          <table:table-cell table:formula="of:=MAX([.$J7];[.$AE7];[.$AY7])" office:value-type="float"/>
          <table:table-cell table:formula="of:=MAX([.$K7];[.$AF7];[.$AZ7])" office:value-type="float"/>
          <table:table-cell table:formula="of:=MAX([.$L7];[.$AG7];[.$BA7])" office:value-type="float"/>
          <table:table-cell table:formula="of:=MAX([.$M7];[.$AH7];[.$BB7])" office:value-type="float"/>
          <table:table-cell table:formula="of:=MAX([.$N7];[.$AI7];[.$BC7])" office:value-type="float"/>
          <table:table-cell table:formula="of:=MAX([.$O7];[.$AJ7];[.$BD7])" office:value-type="float"/>
          <table:table-cell table:formula="of:=MAX([.$P7];[.$AK7];[.$BE7])" office:value-type="float"/>
          <table:table-cell table:formula="of:=MAX([.$Q7];[.$AL7];[.$BF7])" office:value-type="float"/>
          <table:table-cell table:formula="of:=MAX([.$R7];[.$AM7];[.$BG7])" office:value-type="float"/>
          <table:table-cell table:formula="of:=MAX([.$S7];[.$BH7])" office:value-type="float"/>
          <table:table-cell table:formula="of:=MAX([.$T7];[.$AN7];[.$BI7])" office:value-type="float"/>
          <table:table-cell table:formula="of:=MAX([.$U7];[.$AO7];[.$BJ7])" office:value-type="float"/>
          <table:table-cell table:formula="of:=MAX([.$V7];[.$AP7];[.$BK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L3:.$BL7])^2)^0.5" office:value-type="float"/>
          <table:table-cell table:number-matrix-columns-spanned="1" table:number-matrix-rows-spanned="1" table:formula="of:=SUM(([.C3:.C7]-[.$BM3:.$BM7])^2)^0.5" office:value-type="float"/>
          <table:table-cell table:number-matrix-columns-spanned="1" table:number-matrix-rows-spanned="1" table:formula="of:=SUM(([.D3:.D7]-[.$BN3:.$BN7])^2)^0.5" office:value-type="float"/>
          <table:table-cell table:number-matrix-columns-spanned="1" table:number-matrix-rows-spanned="1" table:formula="of:=SUM(([.E3:.E7]-[.$BO3:.$BO7])^2)^0.5" office:value-type="float"/>
          <table:table-cell table:number-matrix-columns-spanned="1" table:number-matrix-rows-spanned="1" table:formula="of:=SUM(([.F3:.F7]-[.$BP3:.$BP7])^2)^0.5" office:value-type="float"/>
          <table:table-cell table:number-matrix-columns-spanned="1" table:number-matrix-rows-spanned="1" table:formula="of:=SUM(([.G3:.G7]-[.$BQ3:.$BQ7])^2)^0.5" office:value-type="float"/>
          <table:table-cell table:number-matrix-columns-spanned="1" table:number-matrix-rows-spanned="1" table:formula="of:=SUM(([.H3:.H7]-[.$BR3:.$BR7])^2)^0.5" office:value-type="float"/>
          <table:table-cell table:number-matrix-columns-spanned="1" table:number-matrix-rows-spanned="1" table:formula="of:=SUM(([.I3:.I7]-[.$BS3:.$BS7])^2)^0.5" office:value-type="float"/>
          <table:table-cell table:number-matrix-columns-spanned="1" table:number-matrix-rows-spanned="1" table:formula="of:=SUM(([.J3:.J7]-[.$BT3:.$BT7])^2)^0.5" office:value-type="float"/>
          <table:table-cell table:number-matrix-columns-spanned="1" table:number-matrix-rows-spanned="1" table:formula="of:=SUM(([.K3:.K7]-[.$BU3:.$BU7])^2)^0.5" office:value-type="float"/>
          <table:table-cell table:number-matrix-columns-spanned="1" table:number-matrix-rows-spanned="1" table:formula="of:=SUM(([.L3:.L7]-[.$BV3:.$BV7])^2)^0.5" office:value-type="float"/>
          <table:table-cell table:number-matrix-columns-spanned="1" table:number-matrix-rows-spanned="1" table:formula="of:=SUM(([.M3:.M7]-[.$BW3:.$BW7])^2)^0.5" office:value-type="float"/>
          <table:table-cell table:number-matrix-columns-spanned="1" table:number-matrix-rows-spanned="1" table:formula="of:=SUM(([.N3:.N7]-[.$BX3:.$BX7])^2)^0.5" office:value-type="float"/>
          <table:table-cell table:number-matrix-columns-spanned="1" table:number-matrix-rows-spanned="1" table:formula="of:=SUM(([.O3:.O7]-[.$BY3:.$BY7])^2)^0.5" office:value-type="float"/>
          <table:table-cell table:number-matrix-columns-spanned="1" table:number-matrix-rows-spanned="1" table:formula="of:=SUM(([.P3:.P7]-[.$BZ3:.$BZ7])^2)^0.5" office:value-type="float"/>
          <table:table-cell table:number-matrix-columns-spanned="1" table:number-matrix-rows-spanned="1" table:formula="of:=SUM(([.Q3:.Q7]-[.$CA3:.$CA7])^2)^0.5" office:value-type="float"/>
          <table:table-cell table:number-matrix-columns-spanned="1" table:number-matrix-rows-spanned="1" table:formula="of:=SUM(([.R3:.R7]-[.$CB3:.$CB7])^2)^0.5" office:value-type="float"/>
          <table:table-cell table:number-matrix-columns-spanned="1" table:number-matrix-rows-spanned="1" table:formula="of:=SUM(([.S3:.S7]-[.$CC3:.$CC7])^2)^0.5" office:value-type="float"/>
          <table:table-cell table:number-matrix-columns-spanned="1" table:number-matrix-rows-spanned="1" table:formula="of:=SUM(([.T3:.T7]-[.$CD3:.$CD7])^2)^0.5" office:value-type="float"/>
          <table:table-cell table:number-matrix-columns-spanned="1" table:number-matrix-rows-spanned="1" table:formula="of:=SUM(([.U3:.U7]-[.$CE3:.$CE7])^2)^0.5" office:value-type="float"/>
          <table:table-cell table:number-matrix-columns-spanned="1" table:number-matrix-rows-spanned="1" table:formula="of:=SUM(([.V3:.V7]-[.$CF3:.$CF7])^2)^0.5" office:value-type="float"/>
          <table:table-cell table:number-matrix-columns-spanned="1" table:number-matrix-rows-spanned="1" table:formula="of:=SUM(([.W3:.W7]-[.$BL3:.$BL7])^2)^0.5" office:value-type="float"/>
          <table:table-cell table:number-matrix-columns-spanned="1" table:number-matrix-rows-spanned="1" table:formula="of:=SUM(([.X3:.X7]-[.$BM3:.$BM7])^2)^0.5" office:value-type="float"/>
          <table:table-cell table:number-matrix-columns-spanned="1" table:number-matrix-rows-spanned="1" table:formula="of:=SUM(([.Y3:.Y7]-[.$BN3:.$BN7])^2)^0.5" office:value-type="float"/>
          <table:table-cell table:number-matrix-columns-spanned="1" table:number-matrix-rows-spanned="1" table:formula="of:=SUM(([.Z3:.Z7]-[.$BO3:.$BO7])^2)^0.5" office:value-type="float"/>
          <table:table-cell table:number-matrix-columns-spanned="1" table:number-matrix-rows-spanned="1" table:formula="of:=SUM(([.AA3:.AA7]-[.$BP3:.$BP7])^2)^0.5" office:value-type="float"/>
          <table:table-cell table:number-matrix-columns-spanned="1" table:number-matrix-rows-spanned="1" table:formula="of:=SUM(([.AB3:.AB7]-[.$BQ3:.$BQ7])^2)^0.5" office:value-type="float"/>
          <table:table-cell table:number-matrix-columns-spanned="1" table:number-matrix-rows-spanned="1" table:formula="of:=SUM(([.AC3:.AC7]-[.$BR3:.$BR7])^2)^0.5" office:value-type="float"/>
          <table:table-cell table:number-matrix-columns-spanned="1" table:number-matrix-rows-spanned="1" table:formula="of:=SUM(([.AD3:.AD7]-[.$BS3:.$BS7])^2)^0.5" office:value-type="float"/>
          <table:table-cell table:number-matrix-columns-spanned="1" table:number-matrix-rows-spanned="1" table:formula="of:=SUM(([.AE3:.AE7]-[.$BT3:.$BT7])^2)^0.5" office:value-type="float"/>
          <table:table-cell table:number-matrix-columns-spanned="1" table:number-matrix-rows-spanned="1" table:formula="of:=SUM(([.AF3:.AF7]-[.$BU3:.$BU7])^2)^0.5" office:value-type="float"/>
          <table:table-cell table:number-matrix-columns-spanned="1" table:number-matrix-rows-spanned="1" table:formula="of:=SUM(([.AG3:.AG7]-[.$BV3:.$BV7])^2)^0.5" office:value-type="float"/>
          <table:table-cell table:number-matrix-columns-spanned="1" table:number-matrix-rows-spanned="1" table:formula="of:=SUM(([.AH3:.AH7]-[.$BW3:.$BW7])^2)^0.5" office:value-type="float"/>
          <table:table-cell table:number-matrix-columns-spanned="1" table:number-matrix-rows-spanned="1" table:formula="of:=SUM(([.AI3:.AI7]-[.$BX3:.$BX7])^2)^0.5" office:value-type="float"/>
          <table:table-cell table:number-matrix-columns-spanned="1" table:number-matrix-rows-spanned="1" table:formula="of:=SUM(([.AJ3:.AJ7]-[.$BY3:.$BY7])^2)^0.5" office:value-type="float"/>
          <table:table-cell table:number-matrix-columns-spanned="1" table:number-matrix-rows-spanned="1" table:formula="of:=SUM(([.AK3:.AK7]-[.$BZ3:.$BZ7])^2)^0.5" office:value-type="float"/>
          <table:table-cell table:number-matrix-columns-spanned="1" table:number-matrix-rows-spanned="1" table:formula="of:=SUM(([.AL3:.AL7]-[.$CA3:.$CA7])^2)^0.5" office:value-type="float"/>
          <table:table-cell table:number-matrix-columns-spanned="1" table:number-matrix-rows-spanned="1" table:formula="of:=SUM(([.AM3:.AM7]-[.$CB3:.$CB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BL3:.$BL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L3:.$BL7])" office:value-type="float"/>
          <table:table-cell table:number-matrix-columns-spanned="1" table:number-matrix-rows-spanned="1" table:formula="of:=SUM([.C3:.C7]=[.$BM3:.$BM7])" office:value-type="float"/>
          <table:table-cell table:number-matrix-columns-spanned="1" table:number-matrix-rows-spanned="1" table:formula="of:=SUM([.D3:.D7]=[.$BN3:.$BN7])" office:value-type="float"/>
          <table:table-cell table:number-matrix-columns-spanned="1" table:number-matrix-rows-spanned="1" table:formula="of:=SUM([.E3:.E7]=[.$BO3:.$BO7])" office:value-type="float"/>
          <table:table-cell table:number-matrix-columns-spanned="1" table:number-matrix-rows-spanned="1" table:formula="of:=SUM([.F3:.F7]=[.$BP3:.$BP7])" office:value-type="float"/>
          <table:table-cell table:number-matrix-columns-spanned="1" table:number-matrix-rows-spanned="1" table:formula="of:=SUM([.G3:.G7]=[.$BQ3:.$BQ7])" office:value-type="float"/>
          <table:table-cell table:number-matrix-columns-spanned="1" table:number-matrix-rows-spanned="1" table:formula="of:=SUM([.H3:.H7]=[.$BR3:.$BR7])" office:value-type="float"/>
          <table:table-cell table:number-matrix-columns-spanned="1" table:number-matrix-rows-spanned="1" table:formula="of:=SUM([.I3:.I7]=[.$BS3:.$BS7])" office:value-type="float"/>
          <table:table-cell table:number-matrix-columns-spanned="1" table:number-matrix-rows-spanned="1" table:formula="of:=SUM([.J3:.J7]=[.$BT3:.$BT7])" office:value-type="float"/>
          <table:table-cell table:number-matrix-columns-spanned="1" table:number-matrix-rows-spanned="1" table:formula="of:=SUM([.K3:.K7]=[.$BU3:.$BU7])" office:value-type="float"/>
          <table:table-cell table:number-matrix-columns-spanned="1" table:number-matrix-rows-spanned="1" table:formula="of:=SUM([.L3:.L7]=[.$BV3:.$BV7])" office:value-type="float"/>
          <table:table-cell table:number-matrix-columns-spanned="1" table:number-matrix-rows-spanned="1" table:formula="of:=SUM([.M3:.M7]=[.$BW3:.$BW7])" office:value-type="float"/>
          <table:table-cell table:number-matrix-columns-spanned="1" table:number-matrix-rows-spanned="1" table:formula="of:=SUM([.N3:.N7]=[.$BX3:.$BX7])" office:value-type="float"/>
          <table:table-cell table:number-matrix-columns-spanned="1" table:number-matrix-rows-spanned="1" table:formula="of:=SUM([.O3:.O7]=[.$BY3:.$BY7])" office:value-type="float"/>
          <table:table-cell table:number-matrix-columns-spanned="1" table:number-matrix-rows-spanned="1" table:formula="of:=SUM([.P3:.P7]=[.$BZ3:.$BZ7])" office:value-type="float"/>
          <table:table-cell table:number-matrix-columns-spanned="1" table:number-matrix-rows-spanned="1" table:formula="of:=SUM([.Q3:.Q7]=[.$CA3:.$CA7])" office:value-type="float"/>
          <table:table-cell table:number-matrix-columns-spanned="1" table:number-matrix-rows-spanned="1" table:formula="of:=SUM([.R3:.R7]=[.$CB3:.$CB7])" office:value-type="float"/>
          <table:table-cell table:number-matrix-columns-spanned="1" table:number-matrix-rows-spanned="1" table:formula="of:=SUM([.S3:.S7]=[.$CC3:.$CC7])" office:value-type="float"/>
          <table:table-cell table:number-matrix-columns-spanned="1" table:number-matrix-rows-spanned="1" table:formula="of:=SUM([.T3:.T7]=[.$CD3:.$CD7])" office:value-type="float"/>
          <table:table-cell table:number-matrix-columns-spanned="1" table:number-matrix-rows-spanned="1" table:formula="of:=SUM([.U3:.U7]=[.$CE3:.$CE7])" office:value-type="float"/>
          <table:table-cell table:number-matrix-columns-spanned="1" table:number-matrix-rows-spanned="1" table:formula="of:=SUM([.V3:.V7]=[.$CF3:.$CF7])" office:value-type="float"/>
          <table:table-cell table:number-matrix-columns-spanned="1" table:number-matrix-rows-spanned="1" table:formula="of:=SUM([.W3:.W7]=[.$BL3:.$BL7])" office:value-type="float"/>
          <table:table-cell table:number-matrix-columns-spanned="1" table:number-matrix-rows-spanned="1" table:formula="of:=SUM([.X3:.X7]=[.$BM3:.$BM7])" office:value-type="float"/>
          <table:table-cell table:number-matrix-columns-spanned="1" table:number-matrix-rows-spanned="1" table:formula="of:=SUM([.Y3:.Y7]=[.$BN3:.$BN7])" office:value-type="float"/>
          <table:table-cell table:number-matrix-columns-spanned="1" table:number-matrix-rows-spanned="1" table:formula="of:=SUM([.Z3:.Z7]=[.$BO3:.$BO7])" office:value-type="float"/>
          <table:table-cell table:number-matrix-columns-spanned="1" table:number-matrix-rows-spanned="1" table:formula="of:=SUM([.AA3:.AA7]=[.$BP3:.$BP7])" office:value-type="float"/>
          <table:table-cell table:number-matrix-columns-spanned="1" table:number-matrix-rows-spanned="1" table:formula="of:=SUM([.AB3:.AB7]=[.$BQ3:.$BQ7])" office:value-type="float"/>
          <table:table-cell table:number-matrix-columns-spanned="1" table:number-matrix-rows-spanned="1" table:formula="of:=SUM([.AC3:.AC7]=[.$BR3:.$BR7])" office:value-type="float"/>
          <table:table-cell table:number-matrix-columns-spanned="1" table:number-matrix-rows-spanned="1" table:formula="of:=SUM([.AD3:.AD7]=[.$BS3:.$BS7])" office:value-type="float"/>
          <table:table-cell table:number-matrix-columns-spanned="1" table:number-matrix-rows-spanned="1" table:formula="of:=SUM([.AE3:.AE7]=[.$BT3:.$BT7])" office:value-type="float"/>
          <table:table-cell table:number-matrix-columns-spanned="1" table:number-matrix-rows-spanned="1" table:formula="of:=SUM([.AF3:.AF7]=[.$BU3:.$BU7])" office:value-type="float"/>
          <table:table-cell table:number-matrix-columns-spanned="1" table:number-matrix-rows-spanned="1" table:formula="of:=SUM([.AG3:.AG7]=[.$BV3:.$BV7])" office:value-type="float"/>
          <table:table-cell table:number-matrix-columns-spanned="1" table:number-matrix-rows-spanned="1" table:formula="of:=SUM([.AH3:.AH7]=[.$BW3:.$BW7])" office:value-type="float"/>
          <table:table-cell table:number-matrix-columns-spanned="1" table:number-matrix-rows-spanned="1" table:formula="of:=SUM([.AI3:.AI7]=[.$BX3:.$BX7])" office:value-type="float"/>
          <table:table-cell table:number-matrix-columns-spanned="1" table:number-matrix-rows-spanned="1" table:formula="of:=SUM([.AJ3:.AJ7]=[.$BY3:.$BY7])" office:value-type="float"/>
          <table:table-cell table:number-matrix-columns-spanned="1" table:number-matrix-rows-spanned="1" table:formula="of:=SUM([.AK3:.AK7]=[.$BZ3:.$BZ7])" office:value-type="float"/>
          <table:table-cell table:number-matrix-columns-spanned="1" table:number-matrix-rows-spanned="1" table:formula="of:=SUM([.AL3:.AL7]=[.$CA3:.$CA7])" office:value-type="float"/>
          <table:table-cell table:number-matrix-columns-spanned="1" table:number-matrix-rows-spanned="1" table:formula="of:=SUM([.AM3:.AM7]=[.$CB3:.$CB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BL3:.$BL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G3:.$CG7])" office:value-type="float"/>
          <table:table-cell table:number-matrix-columns-spanned="1" table:number-matrix-rows-spanned="1" table:formula="of:=SUM([.C3:.C7]&lt;[.$CH3:.$CH7])" office:value-type="float"/>
          <table:table-cell table:number-matrix-columns-spanned="1" table:number-matrix-rows-spanned="1" table:formula="of:=SUM([.D3:.D7]&lt;[.$CI3:.$CI7])" office:value-type="float"/>
          <table:table-cell table:number-matrix-columns-spanned="1" table:number-matrix-rows-spanned="1" table:formula="of:=SUM([.E3:.E7]&lt;[.$CJ3:.$CJ7])" office:value-type="float"/>
          <table:table-cell table:number-matrix-columns-spanned="1" table:number-matrix-rows-spanned="1" table:formula="of:=SUM([.F3:.F7]&lt;[.$CK3:.$CK7])" office:value-type="float"/>
          <table:table-cell table:number-matrix-columns-spanned="1" table:number-matrix-rows-spanned="1" table:formula="of:=SUM([.G3:.G7]&lt;[.$CL3:.$CL7])" office:value-type="float"/>
          <table:table-cell table:number-matrix-columns-spanned="1" table:number-matrix-rows-spanned="1" table:formula="of:=SUM([.H3:.H7]&lt;[.$CM3:.$CM7])" office:value-type="float"/>
          <table:table-cell table:number-matrix-columns-spanned="1" table:number-matrix-rows-spanned="1" table:formula="of:=SUM([.I3:.I7]&lt;[.$CN3:.$CN7])" office:value-type="float"/>
          <table:table-cell table:number-matrix-columns-spanned="1" table:number-matrix-rows-spanned="1" table:formula="of:=SUM([.J3:.J7]&lt;[.$CO3:.$CO7])" office:value-type="float"/>
          <table:table-cell table:number-matrix-columns-spanned="1" table:number-matrix-rows-spanned="1" table:formula="of:=SUM([.K3:.K7]&lt;[.$CP3:.$CP7])" office:value-type="float"/>
          <table:table-cell table:number-matrix-columns-spanned="1" table:number-matrix-rows-spanned="1" table:formula="of:=SUM([.L3:.L7]&lt;[.$CQ3:.$CQ7])" office:value-type="float"/>
          <table:table-cell table:number-matrix-columns-spanned="1" table:number-matrix-rows-spanned="1" table:formula="of:=SUM([.M3:.M7]&lt;[.$CR3:.$CR7])" office:value-type="float"/>
          <table:table-cell table:number-matrix-columns-spanned="1" table:number-matrix-rows-spanned="1" table:formula="of:=SUM([.N3:.N7]&lt;[.$CS3:.$CS7])" office:value-type="float"/>
          <table:table-cell table:number-matrix-columns-spanned="1" table:number-matrix-rows-spanned="1" table:formula="of:=SUM([.O3:.O7]&lt;[.$CT3:.$CT7])" office:value-type="float"/>
          <table:table-cell table:number-matrix-columns-spanned="1" table:number-matrix-rows-spanned="1" table:formula="of:=SUM([.P3:.P7]&lt;[.$CU3:.$CU7])" office:value-type="float"/>
          <table:table-cell table:number-matrix-columns-spanned="1" table:number-matrix-rows-spanned="1" table:formula="of:=SUM([.Q3:.Q7]&lt;[.$CV3:.$CV7])" office:value-type="float"/>
          <table:table-cell table:number-matrix-columns-spanned="1" table:number-matrix-rows-spanned="1" table:formula="of:=SUM([.R3:.R7]&lt;[.$CW3:.$CW7])" office:value-type="float"/>
          <table:table-cell table:number-matrix-columns-spanned="1" table:number-matrix-rows-spanned="1" table:formula="of:=SUM([.S3:.S7]&lt;[.$CX3:.$CX7])" office:value-type="float"/>
          <table:table-cell table:number-matrix-columns-spanned="1" table:number-matrix-rows-spanned="1" table:formula="of:=SUM([.T3:.T7]&lt;[.$CY3:.$CY7])" office:value-type="float"/>
          <table:table-cell table:number-matrix-columns-spanned="1" table:number-matrix-rows-spanned="1" table:formula="of:=SUM([.U3:.U7]&lt;[.$CZ3:.$CZ7])" office:value-type="float"/>
          <table:table-cell table:number-matrix-columns-spanned="1" table:number-matrix-rows-spanned="1" table:formula="of:=SUM([.V3:.V7]&lt;[.$DA3:.$DA7])" office:value-type="float"/>
          <table:table-cell table:number-matrix-columns-spanned="1" table:number-matrix-rows-spanned="1" table:formula="of:=SUM([.W3:.W7]&lt;[.$CG3:.$CG7])" office:value-type="float"/>
          <table:table-cell table:number-matrix-columns-spanned="1" table:number-matrix-rows-spanned="1" table:formula="of:=SUM([.X3:.X7]&lt;[.$CH3:.$CH7])" office:value-type="float"/>
          <table:table-cell table:number-matrix-columns-spanned="1" table:number-matrix-rows-spanned="1" table:formula="of:=SUM([.Y3:.Y7]&lt;[.$CI3:.$CI7])" office:value-type="float"/>
          <table:table-cell table:number-matrix-columns-spanned="1" table:number-matrix-rows-spanned="1" table:formula="of:=SUM([.Z3:.Z7]&lt;[.$CJ3:.$CJ7])" office:value-type="float"/>
          <table:table-cell table:number-matrix-columns-spanned="1" table:number-matrix-rows-spanned="1" table:formula="of:=SUM([.AA3:.AA7]&lt;[.$CK3:.$CK7])" office:value-type="float"/>
          <table:table-cell table:number-matrix-columns-spanned="1" table:number-matrix-rows-spanned="1" table:formula="of:=SUM([.AB3:.AB7]&lt;[.$CL3:.$CL7])" office:value-type="float"/>
          <table:table-cell table:number-matrix-columns-spanned="1" table:number-matrix-rows-spanned="1" table:formula="of:=SUM([.AC3:.AC7]&lt;[.$CM3:.$CM7])" office:value-type="float"/>
          <table:table-cell table:number-matrix-columns-spanned="1" table:number-matrix-rows-spanned="1" table:formula="of:=SUM([.AD3:.AD7]&lt;[.$CN3:.$CN7])" office:value-type="float"/>
          <table:table-cell table:number-matrix-columns-spanned="1" table:number-matrix-rows-spanned="1" table:formula="of:=SUM([.AE3:.AE7]&lt;[.$CO3:.$CO7])" office:value-type="float"/>
          <table:table-cell table:number-matrix-columns-spanned="1" table:number-matrix-rows-spanned="1" table:formula="of:=SUM([.AF3:.AF7]&lt;[.$CP3:.$CP7])" office:value-type="float"/>
          <table:table-cell table:number-matrix-columns-spanned="1" table:number-matrix-rows-spanned="1" table:formula="of:=SUM([.AG3:.AG7]&lt;[.$CQ3:.$CQ7])" office:value-type="float"/>
          <table:table-cell table:number-matrix-columns-spanned="1" table:number-matrix-rows-spanned="1" table:formula="of:=SUM([.AH3:.AH7]&lt;[.$CR3:.$CR7])" office:value-type="float"/>
          <table:table-cell table:number-matrix-columns-spanned="1" table:number-matrix-rows-spanned="1" table:formula="of:=SUM([.AI3:.AI7]&lt;[.$CS3:.$CS7])" office:value-type="float"/>
          <table:table-cell table:number-matrix-columns-spanned="1" table:number-matrix-rows-spanned="1" table:formula="of:=SUM([.AJ3:.AJ7]&lt;[.$CT3:.$CT7])" office:value-type="float"/>
          <table:table-cell table:number-matrix-columns-spanned="1" table:number-matrix-rows-spanned="1" table:formula="of:=SUM([.AK3:.AK7]&lt;[.$CU3:.$CU7])" office:value-type="float"/>
          <table:table-cell table:number-matrix-columns-spanned="1" table:number-matrix-rows-spanned="1" table:formula="of:=SUM([.AL3:.AL7]&lt;[.$CV3:.$CV7])" office:value-type="float"/>
          <table:table-cell table:number-matrix-columns-spanned="1" table:number-matrix-rows-spanned="1" table:formula="of:=SUM([.AM3:.AM7]&lt;[.$CW3:.$CW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CG3:.$CG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G3:.$CG7])" office:value-type="float"/>
          <table:table-cell table:number-matrix-columns-spanned="1" table:number-matrix-rows-spanned="1" table:formula="of:=SUM([.C3:.C7]&gt;[.$CH3:.$CH7])" office:value-type="float"/>
          <table:table-cell table:number-matrix-columns-spanned="1" table:number-matrix-rows-spanned="1" table:formula="of:=SUM([.D3:.D7]&gt;[.$CI3:.$CI7])" office:value-type="float"/>
          <table:table-cell table:number-matrix-columns-spanned="1" table:number-matrix-rows-spanned="1" table:formula="of:=SUM([.E3:.E7]&gt;[.$CJ3:.$CJ7])" office:value-type="float"/>
          <table:table-cell table:number-matrix-columns-spanned="1" table:number-matrix-rows-spanned="1" table:formula="of:=SUM([.F3:.F7]&gt;[.$CK3:.$CK7])" office:value-type="float"/>
          <table:table-cell table:number-matrix-columns-spanned="1" table:number-matrix-rows-spanned="1" table:formula="of:=SUM([.G3:.G7]&gt;[.$CL3:.$CL7])" office:value-type="float"/>
          <table:table-cell table:number-matrix-columns-spanned="1" table:number-matrix-rows-spanned="1" table:formula="of:=SUM([.H3:.H7]&gt;[.$CM3:.$CM7])" office:value-type="float"/>
          <table:table-cell table:number-matrix-columns-spanned="1" table:number-matrix-rows-spanned="1" table:formula="of:=SUM([.I3:.I7]&gt;[.$CN3:.$CN7])" office:value-type="float"/>
          <table:table-cell table:number-matrix-columns-spanned="1" table:number-matrix-rows-spanned="1" table:formula="of:=SUM([.J3:.J7]&gt;[.$CO3:.$CO7])" office:value-type="float"/>
          <table:table-cell table:number-matrix-columns-spanned="1" table:number-matrix-rows-spanned="1" table:formula="of:=SUM([.K3:.K7]&gt;[.$CP3:.$CP7])" office:value-type="float"/>
          <table:table-cell table:number-matrix-columns-spanned="1" table:number-matrix-rows-spanned="1" table:formula="of:=SUM([.L3:.L7]&gt;[.$CQ3:.$CQ7])" office:value-type="float"/>
          <table:table-cell table:number-matrix-columns-spanned="1" table:number-matrix-rows-spanned="1" table:formula="of:=SUM([.M3:.M7]&gt;[.$CR3:.$CR7])" office:value-type="float"/>
          <table:table-cell table:number-matrix-columns-spanned="1" table:number-matrix-rows-spanned="1" table:formula="of:=SUM([.N3:.N7]&gt;[.$CS3:.$CS7])" office:value-type="float"/>
          <table:table-cell table:number-matrix-columns-spanned="1" table:number-matrix-rows-spanned="1" table:formula="of:=SUM([.O3:.O7]&gt;[.$CT3:.$CT7])" office:value-type="float"/>
          <table:table-cell table:number-matrix-columns-spanned="1" table:number-matrix-rows-spanned="1" table:formula="of:=SUM([.P3:.P7]&gt;[.$CU3:.$CU7])" office:value-type="float"/>
          <table:table-cell table:number-matrix-columns-spanned="1" table:number-matrix-rows-spanned="1" table:formula="of:=SUM([.Q3:.Q7]&gt;[.$CV3:.$CV7])" office:value-type="float"/>
          <table:table-cell table:number-matrix-columns-spanned="1" table:number-matrix-rows-spanned="1" table:formula="of:=SUM([.R3:.R7]&gt;[.$CW3:.$CW7])" office:value-type="float"/>
          <table:table-cell table:number-matrix-columns-spanned="1" table:number-matrix-rows-spanned="1" table:formula="of:=SUM([.S3:.S7]&gt;[.$CX3:.$CX7])" office:value-type="float"/>
          <table:table-cell table:number-matrix-columns-spanned="1" table:number-matrix-rows-spanned="1" table:formula="of:=SUM([.T3:.T7]&gt;[.$CY3:.$CY7])" office:value-type="float"/>
          <table:table-cell table:number-matrix-columns-spanned="1" table:number-matrix-rows-spanned="1" table:formula="of:=SUM([.U3:.U7]&gt;[.$CZ3:.$CZ7])" office:value-type="float"/>
          <table:table-cell table:number-matrix-columns-spanned="1" table:number-matrix-rows-spanned="1" table:formula="of:=SUM([.V3:.V7]&gt;[.$DA3:.$DA7])" office:value-type="float"/>
          <table:table-cell table:number-matrix-columns-spanned="1" table:number-matrix-rows-spanned="1" table:formula="of:=SUM([.W3:.W7]&gt;[.$CG3:.$CG7])" office:value-type="float"/>
          <table:table-cell table:number-matrix-columns-spanned="1" table:number-matrix-rows-spanned="1" table:formula="of:=SUM([.X3:.X7]&gt;[.$CH3:.$CH7])" office:value-type="float"/>
          <table:table-cell table:number-matrix-columns-spanned="1" table:number-matrix-rows-spanned="1" table:formula="of:=SUM([.Y3:.Y7]&gt;[.$CI3:.$CI7])" office:value-type="float"/>
          <table:table-cell table:number-matrix-columns-spanned="1" table:number-matrix-rows-spanned="1" table:formula="of:=SUM([.Z3:.Z7]&gt;[.$CJ3:.$CJ7])" office:value-type="float"/>
          <table:table-cell table:number-matrix-columns-spanned="1" table:number-matrix-rows-spanned="1" table:formula="of:=SUM([.AA3:.AA7]&gt;[.$CK3:.$CK7])" office:value-type="float"/>
          <table:table-cell table:number-matrix-columns-spanned="1" table:number-matrix-rows-spanned="1" table:formula="of:=SUM([.AB3:.AB7]&gt;[.$CL3:.$CL7])" office:value-type="float"/>
          <table:table-cell table:number-matrix-columns-spanned="1" table:number-matrix-rows-spanned="1" table:formula="of:=SUM([.AC3:.AC7]&gt;[.$CM3:.$CM7])" office:value-type="float"/>
          <table:table-cell table:number-matrix-columns-spanned="1" table:number-matrix-rows-spanned="1" table:formula="of:=SUM([.AD3:.AD7]&gt;[.$CN3:.$CN7])" office:value-type="float"/>
          <table:table-cell table:number-matrix-columns-spanned="1" table:number-matrix-rows-spanned="1" table:formula="of:=SUM([.AE3:.AE7]&gt;[.$CO3:.$CO7])" office:value-type="float"/>
          <table:table-cell table:number-matrix-columns-spanned="1" table:number-matrix-rows-spanned="1" table:formula="of:=SUM([.AF3:.AF7]&gt;[.$CP3:.$CP7])" office:value-type="float"/>
          <table:table-cell table:number-matrix-columns-spanned="1" table:number-matrix-rows-spanned="1" table:formula="of:=SUM([.AG3:.AG7]&gt;[.$CQ3:.$CQ7])" office:value-type="float"/>
          <table:table-cell table:number-matrix-columns-spanned="1" table:number-matrix-rows-spanned="1" table:formula="of:=SUM([.AH3:.AH7]&gt;[.$CR3:.$CR7])" office:value-type="float"/>
          <table:table-cell table:number-matrix-columns-spanned="1" table:number-matrix-rows-spanned="1" table:formula="of:=SUM([.AI3:.AI7]&gt;[.$CS3:.$CS7])" office:value-type="float"/>
          <table:table-cell table:number-matrix-columns-spanned="1" table:number-matrix-rows-spanned="1" table:formula="of:=SUM([.AJ3:.AJ7]&gt;[.$CT3:.$CT7])" office:value-type="float"/>
          <table:table-cell table:number-matrix-columns-spanned="1" table:number-matrix-rows-spanned="1" table:formula="of:=SUM([.AK3:.AK7]&gt;[.$CU3:.$CU7])" office:value-type="float"/>
          <table:table-cell table:number-matrix-columns-spanned="1" table:number-matrix-rows-spanned="1" table:formula="of:=SUM([.AL3:.AL7]&gt;[.$CV3:.$CV7])" office:value-type="float"/>
          <table:table-cell table:number-matrix-columns-spanned="1" table:number-matrix-rows-spanned="1" table:formula="of:=SUM([.AM3:.AM7]&gt;[.$CW3:.$CW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CG3:.$CG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B3:.$DB7])" office:value-type="float"/>
          <table:table-cell table:number-matrix-columns-spanned="1" table:number-matrix-rows-spanned="1" table:formula="of:=SUM([.C3:.C7]=[.$DC3:.$DC7])" office:value-type="float"/>
          <table:table-cell table:number-matrix-columns-spanned="1" table:number-matrix-rows-spanned="1" table:formula="of:=SUM([.D3:.D7]=[.$DD3:.$DD7])" office:value-type="float"/>
          <table:table-cell table:number-matrix-columns-spanned="1" table:number-matrix-rows-spanned="1" table:formula="of:=SUM([.E3:.E7]=[.$DE3:.$DE7])" office:value-type="float"/>
          <table:table-cell table:number-matrix-columns-spanned="1" table:number-matrix-rows-spanned="1" table:formula="of:=SUM([.F3:.F7]=[.$DF3:.$DF7])" office:value-type="float"/>
          <table:table-cell table:number-matrix-columns-spanned="1" table:number-matrix-rows-spanned="1" table:formula="of:=SUM([.G3:.G7]=[.$DG3:.$DG7])" office:value-type="float"/>
          <table:table-cell table:number-matrix-columns-spanned="1" table:number-matrix-rows-spanned="1" table:formula="of:=SUM([.H3:.H7]=[.$DH3:.$DH7])" office:value-type="float"/>
          <table:table-cell table:number-matrix-columns-spanned="1" table:number-matrix-rows-spanned="1" table:formula="of:=SUM([.I3:.I7]=[.$DI3:.$DI7])" office:value-type="float"/>
          <table:table-cell table:number-matrix-columns-spanned="1" table:number-matrix-rows-spanned="1" table:formula="of:=SUM([.J3:.J7]=[.$DJ3:.$DJ7])" office:value-type="float"/>
          <table:table-cell table:number-matrix-columns-spanned="1" table:number-matrix-rows-spanned="1" table:formula="of:=SUM([.K3:.K7]=[.$DK3:.$DK7])" office:value-type="float"/>
          <table:table-cell table:number-matrix-columns-spanned="1" table:number-matrix-rows-spanned="1" table:formula="of:=SUM([.L3:.L7]=[.$DL3:.$DL7])" office:value-type="float"/>
          <table:table-cell table:number-matrix-columns-spanned="1" table:number-matrix-rows-spanned="1" table:formula="of:=SUM([.M3:.M7]=[.$DM3:.$DM7])" office:value-type="float"/>
          <table:table-cell table:number-matrix-columns-spanned="1" table:number-matrix-rows-spanned="1" table:formula="of:=SUM([.N3:.N7]=[.$DN3:.$DN7])" office:value-type="float"/>
          <table:table-cell table:number-matrix-columns-spanned="1" table:number-matrix-rows-spanned="1" table:formula="of:=SUM([.O3:.O7]=[.$DO3:.$DO7])" office:value-type="float"/>
          <table:table-cell table:number-matrix-columns-spanned="1" table:number-matrix-rows-spanned="1" table:formula="of:=SUM([.P3:.P7]=[.$DP3:.$DP7])" office:value-type="float"/>
          <table:table-cell table:number-matrix-columns-spanned="1" table:number-matrix-rows-spanned="1" table:formula="of:=SUM([.Q3:.Q7]=[.$DQ3:.$DQ7])" office:value-type="float"/>
          <table:table-cell table:number-matrix-columns-spanned="1" table:number-matrix-rows-spanned="1" table:formula="of:=SUM([.R3:.R7]=[.$DR3:.$DR7])" office:value-type="float"/>
          <table:table-cell table:number-matrix-columns-spanned="1" table:number-matrix-rows-spanned="1" table:formula="of:=SUM([.S3:.S7]=[.$DS3:.$DS7])" office:value-type="float"/>
          <table:table-cell table:number-matrix-columns-spanned="1" table:number-matrix-rows-spanned="1" table:formula="of:=SUM([.T3:.T7]=[.$DT3:.$DT7])" office:value-type="float"/>
          <table:table-cell table:number-matrix-columns-spanned="1" table:number-matrix-rows-spanned="1" table:formula="of:=SUM([.U3:.U7]=[.$DU3:.$DU7])" office:value-type="float"/>
          <table:table-cell table:number-matrix-columns-spanned="1" table:number-matrix-rows-spanned="1" table:formula="of:=SUM([.V3:.V7]=[.$DV3:.$DV7])" office:value-type="float"/>
          <table:table-cell table:number-matrix-columns-spanned="1" table:number-matrix-rows-spanned="1" table:formula="of:=SUM([.W3:.W7]=[.$DB3:.$DB7])" office:value-type="float"/>
          <table:table-cell table:number-matrix-columns-spanned="1" table:number-matrix-rows-spanned="1" table:formula="of:=SUM([.X3:.X7]=[.$DC3:.$DC7])" office:value-type="float"/>
          <table:table-cell table:number-matrix-columns-spanned="1" table:number-matrix-rows-spanned="1" table:formula="of:=SUM([.Y3:.Y7]=[.$DD3:.$DD7])" office:value-type="float"/>
          <table:table-cell table:number-matrix-columns-spanned="1" table:number-matrix-rows-spanned="1" table:formula="of:=SUM([.Z3:.Z7]=[.$DE3:.$DE7])" office:value-type="float"/>
          <table:table-cell table:number-matrix-columns-spanned="1" table:number-matrix-rows-spanned="1" table:formula="of:=SUM([.AA3:.AA7]=[.$DF3:.$DF7])" office:value-type="float"/>
          <table:table-cell table:number-matrix-columns-spanned="1" table:number-matrix-rows-spanned="1" table:formula="of:=SUM([.AB3:.AB7]=[.$DG3:.$DG7])" office:value-type="float"/>
          <table:table-cell table:number-matrix-columns-spanned="1" table:number-matrix-rows-spanned="1" table:formula="of:=SUM([.AC3:.AC7]=[.$DH3:.$DH7])" office:value-type="float"/>
          <table:table-cell table:number-matrix-columns-spanned="1" table:number-matrix-rows-spanned="1" table:formula="of:=SUM([.AD3:.AD7]=[.$DI3:.$DI7])" office:value-type="float"/>
          <table:table-cell table:number-matrix-columns-spanned="1" table:number-matrix-rows-spanned="1" table:formula="of:=SUM([.AE3:.AE7]=[.$DJ3:.$DJ7])" office:value-type="float"/>
          <table:table-cell table:number-matrix-columns-spanned="1" table:number-matrix-rows-spanned="1" table:formula="of:=SUM([.AF3:.AF7]=[.$DK3:.$DK7])" office:value-type="float"/>
          <table:table-cell table:number-matrix-columns-spanned="1" table:number-matrix-rows-spanned="1" table:formula="of:=SUM([.AG3:.AG7]=[.$DL3:.$DL7])" office:value-type="float"/>
          <table:table-cell table:number-matrix-columns-spanned="1" table:number-matrix-rows-spanned="1" table:formula="of:=SUM([.AH3:.AH7]=[.$DM3:.$DM7])" office:value-type="float"/>
          <table:table-cell table:number-matrix-columns-spanned="1" table:number-matrix-rows-spanned="1" table:formula="of:=SUM([.AI3:.AI7]=[.$DN3:.$DN7])" office:value-type="float"/>
          <table:table-cell table:number-matrix-columns-spanned="1" table:number-matrix-rows-spanned="1" table:formula="of:=SUM([.AJ3:.AJ7]=[.$DO3:.$DO7])" office:value-type="float"/>
          <table:table-cell table:number-matrix-columns-spanned="1" table:number-matrix-rows-spanned="1" table:formula="of:=SUM([.AK3:.AK7]=[.$DP3:.$DP7])" office:value-type="float"/>
          <table:table-cell table:number-matrix-columns-spanned="1" table:number-matrix-rows-spanned="1" table:formula="of:=SUM([.AL3:.AL7]=[.$DQ3:.$DQ7])" office:value-type="float"/>
          <table:table-cell table:number-matrix-columns-spanned="1" table:number-matrix-rows-spanned="1" table:formula="of:=SUM([.AM3:.AM7]=[.$DR3:.$DR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B3:.$DB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gridworld/x4_y4_n12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SUM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AVERAGE([Instances.BJ3:Instances.BJ7])" office:value-type="float"/>
          <table:table-cell table:formula="of:=AVERAGE([Instances.BK3:Instances.BK7])" office:value-type="float"/>
          <table:table-cell table:formula="of:=MIN([.$B3];[.$W3];[.$AQ3])" office:value-type="float"/>
          <table:table-cell table:formula="of:=MIN([.$C3];[.$X3];[.$AR3])" office:value-type="float"/>
          <table:table-cell table:formula="of:=MIN([.$D3];[.$Y3];[.$AS3])" office:value-type="float"/>
          <table:table-cell table:formula="of:=MIN([.$E3];[.$Z3];[.$AT3])" office:value-type="float"/>
          <table:table-cell table:formula="of:=MIN([.$F3];[.$AA3];[.$AU3])" office:value-type="float"/>
          <table:table-cell table:formula="of:=MIN([.$G3];[.$AB3];[.$AV3])" office:value-type="float"/>
          <table:table-cell table:formula="of:=MIN([.$H3];[.$AC3];[.$AW3])" office:value-type="float"/>
          <table:table-cell table:formula="of:=MIN([.$I3];[.$AD3];[.$AX3])" office:value-type="float"/>
          <table:table-cell table:formula="of:=MIN([.$J3];[.$AE3];[.$AY3])" office:value-type="float"/>
          <table:table-cell table:formula="of:=MIN([.$K3];[.$AF3];[.$AZ3])" office:value-type="float"/>
          <table:table-cell table:formula="of:=MIN([.$L3];[.$AG3];[.$BA3])" office:value-type="float"/>
          <table:table-cell table:formula="of:=MIN([.$M3];[.$AH3];[.$BB3])" office:value-type="float"/>
          <table:table-cell table:formula="of:=MIN([.$N3];[.$AI3];[.$BC3])" office:value-type="float"/>
          <table:table-cell table:formula="of:=MIN([.$O3];[.$AJ3];[.$BD3])" office:value-type="float"/>
          <table:table-cell table:formula="of:=MIN([.$P3];[.$AK3];[.$BE3])" office:value-type="float"/>
          <table:table-cell table:formula="of:=MIN([.$Q3];[.$AL3];[.$BF3])" office:value-type="float"/>
          <table:table-cell table:formula="of:=MIN([.$R3];[.$AM3];[.$BG3])" office:value-type="float"/>
          <table:table-cell table:formula="of:=MIN([.$S3];[.$BH3])" office:value-type="float"/>
          <table:table-cell table:formula="of:=MIN([.$T3];[.$AN3];[.$BI3])" office:value-type="float"/>
          <table:table-cell table:formula="of:=MIN([.$U3];[.$AO3];[.$BJ3])" office:value-type="float"/>
          <table:table-cell table:formula="of:=MIN([.$V3];[.$AP3];[.$BK3])" office:value-type="float"/>
          <table:table-cell table:formula="of:=MEDIAN([.$B3];[.$W3];[.$AQ3])" office:value-type="float"/>
          <table:table-cell table:formula="of:=MEDIAN([.$C3];[.$X3];[.$AR3])" office:value-type="float"/>
          <table:table-cell table:formula="of:=MEDIAN([.$D3];[.$Y3];[.$AS3])" office:value-type="float"/>
          <table:table-cell table:formula="of:=MEDIAN([.$E3];[.$Z3];[.$AT3])" office:value-type="float"/>
          <table:table-cell table:formula="of:=MEDIAN([.$F3];[.$AA3];[.$AU3])" office:value-type="float"/>
          <table:table-cell table:formula="of:=MEDIAN([.$G3];[.$AB3];[.$AV3])" office:value-type="float"/>
          <table:table-cell table:formula="of:=MEDIAN([.$H3];[.$AC3];[.$AW3])" office:value-type="float"/>
          <table:table-cell table:formula="of:=MEDIAN([.$I3];[.$AD3];[.$AX3])" office:value-type="float"/>
          <table:table-cell table:formula="of:=MEDIAN([.$J3];[.$AE3];[.$AY3])" office:value-type="float"/>
          <table:table-cell table:formula="of:=MEDIAN([.$K3];[.$AF3];[.$AZ3])" office:value-type="float"/>
          <table:table-cell table:formula="of:=MEDIAN([.$L3];[.$AG3];[.$BA3])" office:value-type="float"/>
          <table:table-cell table:formula="of:=MEDIAN([.$M3];[.$AH3];[.$BB3])" office:value-type="float"/>
          <table:table-cell table:formula="of:=MEDIAN([.$N3];[.$AI3];[.$BC3])" office:value-type="float"/>
          <table:table-cell table:formula="of:=MEDIAN([.$O3];[.$AJ3];[.$BD3])" office:value-type="float"/>
          <table:table-cell table:formula="of:=MEDIAN([.$P3];[.$AK3];[.$BE3])" office:value-type="float"/>
          <table:table-cell table:formula="of:=MEDIAN([.$Q3];[.$AL3];[.$BF3])" office:value-type="float"/>
          <table:table-cell table:formula="of:=MEDIAN([.$R3];[.$AM3];[.$BG3])" office:value-type="float"/>
          <table:table-cell table:formula="of:=MEDIAN([.$S3];[.$BH3])" office:value-type="float"/>
          <table:table-cell table:formula="of:=MEDIAN([.$T3];[.$AN3];[.$BI3])" office:value-type="float"/>
          <table:table-cell table:formula="of:=MEDIAN([.$U3];[.$AO3];[.$BJ3])" office:value-type="float"/>
          <table:table-cell table:formula="of:=MEDIAN([.$V3];[.$AP3];[.$BK3])" office:value-type="float"/>
          <table:table-cell table:formula="of:=MAX([.$B3];[.$W3];[.$AQ3])" office:value-type="float"/>
          <table:table-cell table:formula="of:=MAX([.$C3];[.$X3];[.$AR3])" office:value-type="float"/>
          <table:table-cell table:formula="of:=MAX([.$D3];[.$Y3];[.$AS3])" office:value-type="float"/>
          <table:table-cell table:formula="of:=MAX([.$E3];[.$Z3];[.$AT3])" office:value-type="float"/>
          <table:table-cell table:formula="of:=MAX([.$F3];[.$AA3];[.$AU3])" office:value-type="float"/>
          <table:table-cell table:formula="of:=MAX([.$G3];[.$AB3];[.$AV3])" office:value-type="float"/>
          <table:table-cell table:formula="of:=MAX([.$H3];[.$AC3];[.$AW3])" office:value-type="float"/>
          <table:table-cell table:formula="of:=MAX([.$I3];[.$AD3];[.$AX3])" office:value-type="float"/>
          <table:table-cell table:formula="of:=MAX([.$J3];[.$AE3];[.$AY3])" office:value-type="float"/>
          <table:table-cell table:formula="of:=MAX([.$K3];[.$AF3];[.$AZ3])" office:value-type="float"/>
          <table:table-cell table:formula="of:=MAX([.$L3];[.$AG3];[.$BA3])" office:value-type="float"/>
          <table:table-cell table:formula="of:=MAX([.$M3];[.$AH3];[.$BB3])" office:value-type="float"/>
          <table:table-cell table:formula="of:=MAX([.$N3];[.$AI3];[.$BC3])" office:value-type="float"/>
          <table:table-cell table:formula="of:=MAX([.$O3];[.$AJ3];[.$BD3])" office:value-type="float"/>
          <table:table-cell table:formula="of:=MAX([.$P3];[.$AK3];[.$BE3])" office:value-type="float"/>
          <table:table-cell table:formula="of:=MAX([.$Q3];[.$AL3];[.$BF3])" office:value-type="float"/>
          <table:table-cell table:formula="of:=MAX([.$R3];[.$AM3];[.$BG3])" office:value-type="float"/>
          <table:table-cell table:formula="of:=MAX([.$S3];[.$BH3])" office:value-type="float"/>
          <table:table-cell table:formula="of:=MAX([.$T3];[.$AN3];[.$BI3])" office:value-type="float"/>
          <table:table-cell table:formula="of:=MAX([.$U3];[.$AO3];[.$BJ3])" office:value-type="float"/>
          <table:table-cell table:formula="of:=MAX([.$V3];[.$AP3];[.$B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  <table:table-cell table:formula="of:=SUM([.DR3:.DR3])" office:value-type="float"/>
          <table:table-cell table:formula="of:=SUM([.DS3:.DS3])" office:value-type="float"/>
          <table:table-cell table:formula="of:=SUM([.DT3:.DT3])" office:value-type="float"/>
          <table:table-cell table:formula="of:=SUM([.DU3:.DU3])" office:value-type="float"/>
          <table:table-cell table:formula="of:=SUM([.DV3:.DV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  <table:table-cell table:formula="of:=AVERAGE([.DR3:.DR3])" office:value-type="float"/>
          <table:table-cell table:formula="of:=AVERAGE([.DS3:.DS3])" office:value-type="float"/>
          <table:table-cell table:formula="of:=AVERAGE([.DT3:.DT3])" office:value-type="float"/>
          <table:table-cell table:formula="of:=AVERAGE([.DU3:.DU3])" office:value-type="float"/>
          <table:table-cell table:formula="of:=AVERAGE([.DV3:.DV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  <table:table-cell table:formula="of:=STDEV([.DR3:.DR3])" office:value-type="float"/>
          <table:table-cell table:formula="of:=STDEV([.DS3:.DS3])" office:value-type="float"/>
          <table:table-cell table:formula="of:=STDEV([.DT3:.DT3])" office:value-type="float"/>
          <table:table-cell table:formula="of:=STDEV([.DU3:.DU3])" office:value-type="float"/>
          <table:table-cell table:formula="of:=STDEV([.DV3:.DV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L3:.$BL3])^2)^0.5" office:value-type="float"/>
          <table:table-cell table:number-matrix-columns-spanned="1" table:number-matrix-rows-spanned="1" table:formula="of:=SUM(([.C3:.C3]-[.$BM3:.$BM3])^2)^0.5" office:value-type="float"/>
          <table:table-cell table:number-matrix-columns-spanned="1" table:number-matrix-rows-spanned="1" table:formula="of:=SUM(([.D3:.D3]-[.$BN3:.$BN3])^2)^0.5" office:value-type="float"/>
          <table:table-cell table:number-matrix-columns-spanned="1" table:number-matrix-rows-spanned="1" table:formula="of:=SUM(([.E3:.E3]-[.$BO3:.$BO3])^2)^0.5" office:value-type="float"/>
          <table:table-cell table:number-matrix-columns-spanned="1" table:number-matrix-rows-spanned="1" table:formula="of:=SUM(([.F3:.F3]-[.$BP3:.$BP3])^2)^0.5" office:value-type="float"/>
          <table:table-cell table:number-matrix-columns-spanned="1" table:number-matrix-rows-spanned="1" table:formula="of:=SUM(([.G3:.G3]-[.$BQ3:.$BQ3])^2)^0.5" office:value-type="float"/>
          <table:table-cell table:number-matrix-columns-spanned="1" table:number-matrix-rows-spanned="1" table:formula="of:=SUM(([.H3:.H3]-[.$BR3:.$BR3])^2)^0.5" office:value-type="float"/>
          <table:table-cell table:number-matrix-columns-spanned="1" table:number-matrix-rows-spanned="1" table:formula="of:=SUM(([.I3:.I3]-[.$BS3:.$BS3])^2)^0.5" office:value-type="float"/>
          <table:table-cell table:number-matrix-columns-spanned="1" table:number-matrix-rows-spanned="1" table:formula="of:=SUM(([.J3:.J3]-[.$BT3:.$BT3])^2)^0.5" office:value-type="float"/>
          <table:table-cell table:number-matrix-columns-spanned="1" table:number-matrix-rows-spanned="1" table:formula="of:=SUM(([.K3:.K3]-[.$BU3:.$BU3])^2)^0.5" office:value-type="float"/>
          <table:table-cell table:number-matrix-columns-spanned="1" table:number-matrix-rows-spanned="1" table:formula="of:=SUM(([.L3:.L3]-[.$BV3:.$BV3])^2)^0.5" office:value-type="float"/>
          <table:table-cell table:number-matrix-columns-spanned="1" table:number-matrix-rows-spanned="1" table:formula="of:=SUM(([.M3:.M3]-[.$BW3:.$BW3])^2)^0.5" office:value-type="float"/>
          <table:table-cell table:number-matrix-columns-spanned="1" table:number-matrix-rows-spanned="1" table:formula="of:=SUM(([.N3:.N3]-[.$BX3:.$BX3])^2)^0.5" office:value-type="float"/>
          <table:table-cell table:number-matrix-columns-spanned="1" table:number-matrix-rows-spanned="1" table:formula="of:=SUM(([.O3:.O3]-[.$BY3:.$BY3])^2)^0.5" office:value-type="float"/>
          <table:table-cell table:number-matrix-columns-spanned="1" table:number-matrix-rows-spanned="1" table:formula="of:=SUM(([.P3:.P3]-[.$BZ3:.$BZ3])^2)^0.5" office:value-type="float"/>
          <table:table-cell table:number-matrix-columns-spanned="1" table:number-matrix-rows-spanned="1" table:formula="of:=SUM(([.Q3:.Q3]-[.$CA3:.$CA3])^2)^0.5" office:value-type="float"/>
          <table:table-cell table:number-matrix-columns-spanned="1" table:number-matrix-rows-spanned="1" table:formula="of:=SUM(([.R3:.R3]-[.$CB3:.$CB3])^2)^0.5" office:value-type="float"/>
          <table:table-cell table:number-matrix-columns-spanned="1" table:number-matrix-rows-spanned="1" table:formula="of:=SUM(([.S3:.S3]-[.$CC3:.$CC3])^2)^0.5" office:value-type="float"/>
          <table:table-cell table:number-matrix-columns-spanned="1" table:number-matrix-rows-spanned="1" table:formula="of:=SUM(([.T3:.T3]-[.$CD3:.$CD3])^2)^0.5" office:value-type="float"/>
          <table:table-cell table:number-matrix-columns-spanned="1" table:number-matrix-rows-spanned="1" table:formula="of:=SUM(([.U3:.U3]-[.$CE3:.$CE3])^2)^0.5" office:value-type="float"/>
          <table:table-cell table:number-matrix-columns-spanned="1" table:number-matrix-rows-spanned="1" table:formula="of:=SUM(([.V3:.V3]-[.$CF3:.$CF3])^2)^0.5" office:value-type="float"/>
          <table:table-cell table:number-matrix-columns-spanned="1" table:number-matrix-rows-spanned="1" table:formula="of:=SUM(([.W3:.W3]-[.$BL3:.$BL3])^2)^0.5" office:value-type="float"/>
          <table:table-cell table:number-matrix-columns-spanned="1" table:number-matrix-rows-spanned="1" table:formula="of:=SUM(([.X3:.X3]-[.$BM3:.$BM3])^2)^0.5" office:value-type="float"/>
          <table:table-cell table:number-matrix-columns-spanned="1" table:number-matrix-rows-spanned="1" table:formula="of:=SUM(([.Y3:.Y3]-[.$BN3:.$BN3])^2)^0.5" office:value-type="float"/>
          <table:table-cell table:number-matrix-columns-spanned="1" table:number-matrix-rows-spanned="1" table:formula="of:=SUM(([.Z3:.Z3]-[.$BO3:.$BO3])^2)^0.5" office:value-type="float"/>
          <table:table-cell table:number-matrix-columns-spanned="1" table:number-matrix-rows-spanned="1" table:formula="of:=SUM(([.AA3:.AA3]-[.$BP3:.$BP3])^2)^0.5" office:value-type="float"/>
          <table:table-cell table:number-matrix-columns-spanned="1" table:number-matrix-rows-spanned="1" table:formula="of:=SUM(([.AB3:.AB3]-[.$BQ3:.$BQ3])^2)^0.5" office:value-type="float"/>
          <table:table-cell table:number-matrix-columns-spanned="1" table:number-matrix-rows-spanned="1" table:formula="of:=SUM(([.AC3:.AC3]-[.$BR3:.$BR3])^2)^0.5" office:value-type="float"/>
          <table:table-cell table:number-matrix-columns-spanned="1" table:number-matrix-rows-spanned="1" table:formula="of:=SUM(([.AD3:.AD3]-[.$BS3:.$BS3])^2)^0.5" office:value-type="float"/>
          <table:table-cell table:number-matrix-columns-spanned="1" table:number-matrix-rows-spanned="1" table:formula="of:=SUM(([.AE3:.AE3]-[.$BT3:.$BT3])^2)^0.5" office:value-type="float"/>
          <table:table-cell table:number-matrix-columns-spanned="1" table:number-matrix-rows-spanned="1" table:formula="of:=SUM(([.AF3:.AF3]-[.$BU3:.$BU3])^2)^0.5" office:value-type="float"/>
          <table:table-cell table:number-matrix-columns-spanned="1" table:number-matrix-rows-spanned="1" table:formula="of:=SUM(([.AG3:.AG3]-[.$BV3:.$BV3])^2)^0.5" office:value-type="float"/>
          <table:table-cell table:number-matrix-columns-spanned="1" table:number-matrix-rows-spanned="1" table:formula="of:=SUM(([.AH3:.AH3]-[.$BW3:.$BW3])^2)^0.5" office:value-type="float"/>
          <table:table-cell table:number-matrix-columns-spanned="1" table:number-matrix-rows-spanned="1" table:formula="of:=SUM(([.AI3:.AI3]-[.$BX3:.$BX3])^2)^0.5" office:value-type="float"/>
          <table:table-cell table:number-matrix-columns-spanned="1" table:number-matrix-rows-spanned="1" table:formula="of:=SUM(([.AJ3:.AJ3]-[.$BY3:.$BY3])^2)^0.5" office:value-type="float"/>
          <table:table-cell table:number-matrix-columns-spanned="1" table:number-matrix-rows-spanned="1" table:formula="of:=SUM(([.AK3:.AK3]-[.$BZ3:.$BZ3])^2)^0.5" office:value-type="float"/>
          <table:table-cell table:number-matrix-columns-spanned="1" table:number-matrix-rows-spanned="1" table:formula="of:=SUM(([.AL3:.AL3]-[.$CA3:.$CA3])^2)^0.5" office:value-type="float"/>
          <table:table-cell table:number-matrix-columns-spanned="1" table:number-matrix-rows-spanned="1" table:formula="of:=SUM(([.AM3:.AM3]-[.$CB3:.$CB3])^2)^0.5" office:value-type="float"/>
          <table:table-cell table:number-matrix-columns-spanned="1" table:number-matrix-rows-spanned="1" table:formula="of:=SUM(([.AN3:.AN3]-[.$CD3:.$CD3])^2)^0.5" office:value-type="float"/>
          <table:table-cell table:number-matrix-columns-spanned="1" table:number-matrix-rows-spanned="1" table:formula="of:=SUM(([.AO3:.AO3]-[.$CE3:.$CE3])^2)^0.5" office:value-type="float"/>
          <table:table-cell table:number-matrix-columns-spanned="1" table:number-matrix-rows-spanned="1" table:formula="of:=SUM(([.AP3:.AP3]-[.$CF3:.$CF3])^2)^0.5" office:value-type="float"/>
          <table:table-cell table:number-matrix-columns-spanned="1" table:number-matrix-rows-spanned="1" table:formula="of:=SUM(([.AQ3:.AQ3]-[.$BL3:.$BL3])^2)^0.5" office:value-type="float"/>
          <table:table-cell table:number-matrix-columns-spanned="1" table:number-matrix-rows-spanned="1" table:formula="of:=SUM(([.AR3:.AR3]-[.$BM3:.$BM3])^2)^0.5" office:value-type="float"/>
          <table:table-cell table:number-matrix-columns-spanned="1" table:number-matrix-rows-spanned="1" table:formula="of:=SUM(([.AS3:.AS3]-[.$BN3:.$BN3])^2)^0.5" office:value-type="float"/>
          <table:table-cell table:number-matrix-columns-spanned="1" table:number-matrix-rows-spanned="1" table:formula="of:=SUM(([.AT3:.AT3]-[.$BO3:.$BO3])^2)^0.5" office:value-type="float"/>
          <table:table-cell table:number-matrix-columns-spanned="1" table:number-matrix-rows-spanned="1" table:formula="of:=SUM(([.AU3:.AU3]-[.$BP3:.$BP3])^2)^0.5" office:value-type="float"/>
          <table:table-cell table:number-matrix-columns-spanned="1" table:number-matrix-rows-spanned="1" table:formula="of:=SUM(([.AV3:.AV3]-[.$BQ3:.$BQ3])^2)^0.5" office:value-type="float"/>
          <table:table-cell table:number-matrix-columns-spanned="1" table:number-matrix-rows-spanned="1" table:formula="of:=SUM(([.AW3:.AW3]-[.$BR3:.$BR3])^2)^0.5" office:value-type="float"/>
          <table:table-cell table:number-matrix-columns-spanned="1" table:number-matrix-rows-spanned="1" table:formula="of:=SUM(([.AX3:.AX3]-[.$BS3:.$BS3])^2)^0.5" office:value-type="float"/>
          <table:table-cell table:number-matrix-columns-spanned="1" table:number-matrix-rows-spanned="1" table:formula="of:=SUM(([.AY3:.AY3]-[.$BT3:.$BT3])^2)^0.5" office:value-type="float"/>
          <table:table-cell table:number-matrix-columns-spanned="1" table:number-matrix-rows-spanned="1" table:formula="of:=SUM(([.AZ3:.AZ3]-[.$BU3:.$BU3])^2)^0.5" office:value-type="float"/>
          <table:table-cell table:number-matrix-columns-spanned="1" table:number-matrix-rows-spanned="1" table:formula="of:=SUM(([.BA3:.BA3]-[.$BV3:.$BV3])^2)^0.5" office:value-type="float"/>
          <table:table-cell table:number-matrix-columns-spanned="1" table:number-matrix-rows-spanned="1" table:formula="of:=SUM(([.BB3:.BB3]-[.$BW3:.$BW3])^2)^0.5" office:value-type="float"/>
          <table:table-cell table:number-matrix-columns-spanned="1" table:number-matrix-rows-spanned="1" table:formula="of:=SUM(([.BC3:.BC3]-[.$BX3:.$BX3])^2)^0.5" office:value-type="float"/>
          <table:table-cell table:number-matrix-columns-spanned="1" table:number-matrix-rows-spanned="1" table:formula="of:=SUM(([.BD3:.BD3]-[.$BY3:.$BY3])^2)^0.5" office:value-type="float"/>
          <table:table-cell table:number-matrix-columns-spanned="1" table:number-matrix-rows-spanned="1" table:formula="of:=SUM(([.BE3:.BE3]-[.$BZ3:.$BZ3])^2)^0.5" office:value-type="float"/>
          <table:table-cell table:number-matrix-columns-spanned="1" table:number-matrix-rows-spanned="1" table:formula="of:=SUM(([.BF3:.BF3]-[.$CA3:.$CA3])^2)^0.5" office:value-type="float"/>
          <table:table-cell table:number-matrix-columns-spanned="1" table:number-matrix-rows-spanned="1" table:formula="of:=SUM(([.BG3:.BG3]-[.$CB3:.$CB3])^2)^0.5" office:value-type="float"/>
          <table:table-cell table:number-matrix-columns-spanned="1" table:number-matrix-rows-spanned="1" table:formula="of:=SUM(([.BH3:.BH3]-[.$CC3:.$CC3])^2)^0.5" office:value-type="float"/>
          <table:table-cell table:number-matrix-columns-spanned="1" table:number-matrix-rows-spanned="1" table:formula="of:=SUM(([.BI3:.BI3]-[.$CD3:.$CD3])^2)^0.5" office:value-type="float"/>
          <table:table-cell table:number-matrix-columns-spanned="1" table:number-matrix-rows-spanned="1" table:formula="of:=SUM(([.BJ3:.BJ3]-[.$CE3:.$CE3])^2)^0.5" office:value-type="float"/>
          <table:table-cell table:number-matrix-columns-spanned="1" table:number-matrix-rows-spanned="1" table:formula="of:=SUM(([.BK3:.BK3]-[.$CF3:.$CF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L3:.$BL3])" office:value-type="float"/>
          <table:table-cell table:number-matrix-columns-spanned="1" table:number-matrix-rows-spanned="1" table:formula="of:=SUM([.C3:.C3]=[.$BM3:.$BM3])" office:value-type="float"/>
          <table:table-cell table:number-matrix-columns-spanned="1" table:number-matrix-rows-spanned="1" table:formula="of:=SUM([.D3:.D3]=[.$BN3:.$BN3])" office:value-type="float"/>
          <table:table-cell table:number-matrix-columns-spanned="1" table:number-matrix-rows-spanned="1" table:formula="of:=SUM([.E3:.E3]=[.$BO3:.$BO3])" office:value-type="float"/>
          <table:table-cell table:number-matrix-columns-spanned="1" table:number-matrix-rows-spanned="1" table:formula="of:=SUM([.F3:.F3]=[.$BP3:.$BP3])" office:value-type="float"/>
          <table:table-cell table:number-matrix-columns-spanned="1" table:number-matrix-rows-spanned="1" table:formula="of:=SUM([.G3:.G3]=[.$BQ3:.$BQ3])" office:value-type="float"/>
          <table:table-cell table:number-matrix-columns-spanned="1" table:number-matrix-rows-spanned="1" table:formula="of:=SUM([.H3:.H3]=[.$BR3:.$BR3])" office:value-type="float"/>
          <table:table-cell table:number-matrix-columns-spanned="1" table:number-matrix-rows-spanned="1" table:formula="of:=SUM([.I3:.I3]=[.$BS3:.$BS3])" office:value-type="float"/>
          <table:table-cell table:number-matrix-columns-spanned="1" table:number-matrix-rows-spanned="1" table:formula="of:=SUM([.J3:.J3]=[.$BT3:.$BT3])" office:value-type="float"/>
          <table:table-cell table:number-matrix-columns-spanned="1" table:number-matrix-rows-spanned="1" table:formula="of:=SUM([.K3:.K3]=[.$BU3:.$BU3])" office:value-type="float"/>
          <table:table-cell table:number-matrix-columns-spanned="1" table:number-matrix-rows-spanned="1" table:formula="of:=SUM([.L3:.L3]=[.$BV3:.$BV3])" office:value-type="float"/>
          <table:table-cell table:number-matrix-columns-spanned="1" table:number-matrix-rows-spanned="1" table:formula="of:=SUM([.M3:.M3]=[.$BW3:.$BW3])" office:value-type="float"/>
          <table:table-cell table:number-matrix-columns-spanned="1" table:number-matrix-rows-spanned="1" table:formula="of:=SUM([.N3:.N3]=[.$BX3:.$BX3])" office:value-type="float"/>
          <table:table-cell table:number-matrix-columns-spanned="1" table:number-matrix-rows-spanned="1" table:formula="of:=SUM([.O3:.O3]=[.$BY3:.$BY3])" office:value-type="float"/>
          <table:table-cell table:number-matrix-columns-spanned="1" table:number-matrix-rows-spanned="1" table:formula="of:=SUM([.P3:.P3]=[.$BZ3:.$BZ3])" office:value-type="float"/>
          <table:table-cell table:number-matrix-columns-spanned="1" table:number-matrix-rows-spanned="1" table:formula="of:=SUM([.Q3:.Q3]=[.$CA3:.$CA3])" office:value-type="float"/>
          <table:table-cell table:number-matrix-columns-spanned="1" table:number-matrix-rows-spanned="1" table:formula="of:=SUM([.R3:.R3]=[.$CB3:.$CB3])" office:value-type="float"/>
          <table:table-cell table:number-matrix-columns-spanned="1" table:number-matrix-rows-spanned="1" table:formula="of:=SUM([.S3:.S3]=[.$CC3:.$CC3])" office:value-type="float"/>
          <table:table-cell table:number-matrix-columns-spanned="1" table:number-matrix-rows-spanned="1" table:formula="of:=SUM([.T3:.T3]=[.$CD3:.$CD3])" office:value-type="float"/>
          <table:table-cell table:number-matrix-columns-spanned="1" table:number-matrix-rows-spanned="1" table:formula="of:=SUM([.U3:.U3]=[.$CE3:.$CE3])" office:value-type="float"/>
          <table:table-cell table:number-matrix-columns-spanned="1" table:number-matrix-rows-spanned="1" table:formula="of:=SUM([.V3:.V3]=[.$CF3:.$CF3])" office:value-type="float"/>
          <table:table-cell table:number-matrix-columns-spanned="1" table:number-matrix-rows-spanned="1" table:formula="of:=SUM([.W3:.W3]=[.$BL3:.$BL3])" office:value-type="float"/>
          <table:table-cell table:number-matrix-columns-spanned="1" table:number-matrix-rows-spanned="1" table:formula="of:=SUM([.X3:.X3]=[.$BM3:.$BM3])" office:value-type="float"/>
          <table:table-cell table:number-matrix-columns-spanned="1" table:number-matrix-rows-spanned="1" table:formula="of:=SUM([.Y3:.Y3]=[.$BN3:.$BN3])" office:value-type="float"/>
          <table:table-cell table:number-matrix-columns-spanned="1" table:number-matrix-rows-spanned="1" table:formula="of:=SUM([.Z3:.Z3]=[.$BO3:.$BO3])" office:value-type="float"/>
          <table:table-cell table:number-matrix-columns-spanned="1" table:number-matrix-rows-spanned="1" table:formula="of:=SUM([.AA3:.AA3]=[.$BP3:.$BP3])" office:value-type="float"/>
          <table:table-cell table:number-matrix-columns-spanned="1" table:number-matrix-rows-spanned="1" table:formula="of:=SUM([.AB3:.AB3]=[.$BQ3:.$BQ3])" office:value-type="float"/>
          <table:table-cell table:number-matrix-columns-spanned="1" table:number-matrix-rows-spanned="1" table:formula="of:=SUM([.AC3:.AC3]=[.$BR3:.$BR3])" office:value-type="float"/>
          <table:table-cell table:number-matrix-columns-spanned="1" table:number-matrix-rows-spanned="1" table:formula="of:=SUM([.AD3:.AD3]=[.$BS3:.$BS3])" office:value-type="float"/>
          <table:table-cell table:number-matrix-columns-spanned="1" table:number-matrix-rows-spanned="1" table:formula="of:=SUM([.AE3:.AE3]=[.$BT3:.$BT3])" office:value-type="float"/>
          <table:table-cell table:number-matrix-columns-spanned="1" table:number-matrix-rows-spanned="1" table:formula="of:=SUM([.AF3:.AF3]=[.$BU3:.$BU3])" office:value-type="float"/>
          <table:table-cell table:number-matrix-columns-spanned="1" table:number-matrix-rows-spanned="1" table:formula="of:=SUM([.AG3:.AG3]=[.$BV3:.$BV3])" office:value-type="float"/>
          <table:table-cell table:number-matrix-columns-spanned="1" table:number-matrix-rows-spanned="1" table:formula="of:=SUM([.AH3:.AH3]=[.$BW3:.$BW3])" office:value-type="float"/>
          <table:table-cell table:number-matrix-columns-spanned="1" table:number-matrix-rows-spanned="1" table:formula="of:=SUM([.AI3:.AI3]=[.$BX3:.$BX3])" office:value-type="float"/>
          <table:table-cell table:number-matrix-columns-spanned="1" table:number-matrix-rows-spanned="1" table:formula="of:=SUM([.AJ3:.AJ3]=[.$BY3:.$BY3])" office:value-type="float"/>
          <table:table-cell table:number-matrix-columns-spanned="1" table:number-matrix-rows-spanned="1" table:formula="of:=SUM([.AK3:.AK3]=[.$BZ3:.$BZ3])" office:value-type="float"/>
          <table:table-cell table:number-matrix-columns-spanned="1" table:number-matrix-rows-spanned="1" table:formula="of:=SUM([.AL3:.AL3]=[.$CA3:.$CA3])" office:value-type="float"/>
          <table:table-cell table:number-matrix-columns-spanned="1" table:number-matrix-rows-spanned="1" table:formula="of:=SUM([.AM3:.AM3]=[.$CB3:.$CB3])" office:value-type="float"/>
          <table:table-cell table:number-matrix-columns-spanned="1" table:number-matrix-rows-spanned="1" table:formula="of:=SUM([.AN3:.AN3]=[.$CD3:.$CD3])" office:value-type="float"/>
          <table:table-cell table:number-matrix-columns-spanned="1" table:number-matrix-rows-spanned="1" table:formula="of:=SUM([.AO3:.AO3]=[.$CE3:.$CE3])" office:value-type="float"/>
          <table:table-cell table:number-matrix-columns-spanned="1" table:number-matrix-rows-spanned="1" table:formula="of:=SUM([.AP3:.AP3]=[.$CF3:.$CF3])" office:value-type="float"/>
          <table:table-cell table:number-matrix-columns-spanned="1" table:number-matrix-rows-spanned="1" table:formula="of:=SUM([.AQ3:.AQ3]=[.$BL3:.$BL3])" office:value-type="float"/>
          <table:table-cell table:number-matrix-columns-spanned="1" table:number-matrix-rows-spanned="1" table:formula="of:=SUM([.AR3:.AR3]=[.$BM3:.$BM3])" office:value-type="float"/>
          <table:table-cell table:number-matrix-columns-spanned="1" table:number-matrix-rows-spanned="1" table:formula="of:=SUM([.AS3:.AS3]=[.$BN3:.$BN3])" office:value-type="float"/>
          <table:table-cell table:number-matrix-columns-spanned="1" table:number-matrix-rows-spanned="1" table:formula="of:=SUM([.AT3:.AT3]=[.$BO3:.$BO3])" office:value-type="float"/>
          <table:table-cell table:number-matrix-columns-spanned="1" table:number-matrix-rows-spanned="1" table:formula="of:=SUM([.AU3:.AU3]=[.$BP3:.$BP3])" office:value-type="float"/>
          <table:table-cell table:number-matrix-columns-spanned="1" table:number-matrix-rows-spanned="1" table:formula="of:=SUM([.AV3:.AV3]=[.$BQ3:.$BQ3])" office:value-type="float"/>
          <table:table-cell table:number-matrix-columns-spanned="1" table:number-matrix-rows-spanned="1" table:formula="of:=SUM([.AW3:.AW3]=[.$BR3:.$BR3])" office:value-type="float"/>
          <table:table-cell table:number-matrix-columns-spanned="1" table:number-matrix-rows-spanned="1" table:formula="of:=SUM([.AX3:.AX3]=[.$BS3:.$BS3])" office:value-type="float"/>
          <table:table-cell table:number-matrix-columns-spanned="1" table:number-matrix-rows-spanned="1" table:formula="of:=SUM([.AY3:.AY3]=[.$BT3:.$BT3])" office:value-type="float"/>
          <table:table-cell table:number-matrix-columns-spanned="1" table:number-matrix-rows-spanned="1" table:formula="of:=SUM([.AZ3:.AZ3]=[.$BU3:.$BU3])" office:value-type="float"/>
          <table:table-cell table:number-matrix-columns-spanned="1" table:number-matrix-rows-spanned="1" table:formula="of:=SUM([.BA3:.BA3]=[.$BV3:.$BV3])" office:value-type="float"/>
          <table:table-cell table:number-matrix-columns-spanned="1" table:number-matrix-rows-spanned="1" table:formula="of:=SUM([.BB3:.BB3]=[.$BW3:.$BW3])" office:value-type="float"/>
          <table:table-cell table:number-matrix-columns-spanned="1" table:number-matrix-rows-spanned="1" table:formula="of:=SUM([.BC3:.BC3]=[.$BX3:.$BX3])" office:value-type="float"/>
          <table:table-cell table:number-matrix-columns-spanned="1" table:number-matrix-rows-spanned="1" table:formula="of:=SUM([.BD3:.BD3]=[.$BY3:.$BY3])" office:value-type="float"/>
          <table:table-cell table:number-matrix-columns-spanned="1" table:number-matrix-rows-spanned="1" table:formula="of:=SUM([.BE3:.BE3]=[.$BZ3:.$BZ3])" office:value-type="float"/>
          <table:table-cell table:number-matrix-columns-spanned="1" table:number-matrix-rows-spanned="1" table:formula="of:=SUM([.BF3:.BF3]=[.$CA3:.$CA3])" office:value-type="float"/>
          <table:table-cell table:number-matrix-columns-spanned="1" table:number-matrix-rows-spanned="1" table:formula="of:=SUM([.BG3:.BG3]=[.$CB3:.$CB3])" office:value-type="float"/>
          <table:table-cell table:number-matrix-columns-spanned="1" table:number-matrix-rows-spanned="1" table:formula="of:=SUM([.BH3:.BH3]=[.$CC3:.$CC3])" office:value-type="float"/>
          <table:table-cell table:number-matrix-columns-spanned="1" table:number-matrix-rows-spanned="1" table:formula="of:=SUM([.BI3:.BI3]=[.$CD3:.$CD3])" office:value-type="float"/>
          <table:table-cell table:number-matrix-columns-spanned="1" table:number-matrix-rows-spanned="1" table:formula="of:=SUM([.BJ3:.BJ3]=[.$CE3:.$CE3])" office:value-type="float"/>
          <table:table-cell table:number-matrix-columns-spanned="1" table:number-matrix-rows-spanned="1" table:formula="of:=SUM([.BK3:.BK3]=[.$CF3:.$CF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G3:.$CG3])" office:value-type="float"/>
          <table:table-cell table:number-matrix-columns-spanned="1" table:number-matrix-rows-spanned="1" table:formula="of:=SUM([.C3:.C3]&lt;[.$CH3:.$CH3])" office:value-type="float"/>
          <table:table-cell table:number-matrix-columns-spanned="1" table:number-matrix-rows-spanned="1" table:formula="of:=SUM([.D3:.D3]&lt;[.$CI3:.$CI3])" office:value-type="float"/>
          <table:table-cell table:number-matrix-columns-spanned="1" table:number-matrix-rows-spanned="1" table:formula="of:=SUM([.E3:.E3]&lt;[.$CJ3:.$CJ3])" office:value-type="float"/>
          <table:table-cell table:number-matrix-columns-spanned="1" table:number-matrix-rows-spanned="1" table:formula="of:=SUM([.F3:.F3]&lt;[.$CK3:.$CK3])" office:value-type="float"/>
          <table:table-cell table:number-matrix-columns-spanned="1" table:number-matrix-rows-spanned="1" table:formula="of:=SUM([.G3:.G3]&lt;[.$CL3:.$CL3])" office:value-type="float"/>
          <table:table-cell table:number-matrix-columns-spanned="1" table:number-matrix-rows-spanned="1" table:formula="of:=SUM([.H3:.H3]&lt;[.$CM3:.$CM3])" office:value-type="float"/>
          <table:table-cell table:number-matrix-columns-spanned="1" table:number-matrix-rows-spanned="1" table:formula="of:=SUM([.I3:.I3]&lt;[.$CN3:.$CN3])" office:value-type="float"/>
          <table:table-cell table:number-matrix-columns-spanned="1" table:number-matrix-rows-spanned="1" table:formula="of:=SUM([.J3:.J3]&lt;[.$CO3:.$CO3])" office:value-type="float"/>
          <table:table-cell table:number-matrix-columns-spanned="1" table:number-matrix-rows-spanned="1" table:formula="of:=SUM([.K3:.K3]&lt;[.$CP3:.$CP3])" office:value-type="float"/>
          <table:table-cell table:number-matrix-columns-spanned="1" table:number-matrix-rows-spanned="1" table:formula="of:=SUM([.L3:.L3]&lt;[.$CQ3:.$CQ3])" office:value-type="float"/>
          <table:table-cell table:number-matrix-columns-spanned="1" table:number-matrix-rows-spanned="1" table:formula="of:=SUM([.M3:.M3]&lt;[.$CR3:.$CR3])" office:value-type="float"/>
          <table:table-cell table:number-matrix-columns-spanned="1" table:number-matrix-rows-spanned="1" table:formula="of:=SUM([.N3:.N3]&lt;[.$CS3:.$CS3])" office:value-type="float"/>
          <table:table-cell table:number-matrix-columns-spanned="1" table:number-matrix-rows-spanned="1" table:formula="of:=SUM([.O3:.O3]&lt;[.$CT3:.$CT3])" office:value-type="float"/>
          <table:table-cell table:number-matrix-columns-spanned="1" table:number-matrix-rows-spanned="1" table:formula="of:=SUM([.P3:.P3]&lt;[.$CU3:.$CU3])" office:value-type="float"/>
          <table:table-cell table:number-matrix-columns-spanned="1" table:number-matrix-rows-spanned="1" table:formula="of:=SUM([.Q3:.Q3]&lt;[.$CV3:.$CV3])" office:value-type="float"/>
          <table:table-cell table:number-matrix-columns-spanned="1" table:number-matrix-rows-spanned="1" table:formula="of:=SUM([.R3:.R3]&lt;[.$CW3:.$CW3])" office:value-type="float"/>
          <table:table-cell table:number-matrix-columns-spanned="1" table:number-matrix-rows-spanned="1" table:formula="of:=SUM([.S3:.S3]&lt;[.$CX3:.$CX3])" office:value-type="float"/>
          <table:table-cell table:number-matrix-columns-spanned="1" table:number-matrix-rows-spanned="1" table:formula="of:=SUM([.T3:.T3]&lt;[.$CY3:.$CY3])" office:value-type="float"/>
          <table:table-cell table:number-matrix-columns-spanned="1" table:number-matrix-rows-spanned="1" table:formula="of:=SUM([.U3:.U3]&lt;[.$CZ3:.$CZ3])" office:value-type="float"/>
          <table:table-cell table:number-matrix-columns-spanned="1" table:number-matrix-rows-spanned="1" table:formula="of:=SUM([.V3:.V3]&lt;[.$DA3:.$DA3])" office:value-type="float"/>
          <table:table-cell table:number-matrix-columns-spanned="1" table:number-matrix-rows-spanned="1" table:formula="of:=SUM([.W3:.W3]&lt;[.$CG3:.$CG3])" office:value-type="float"/>
          <table:table-cell table:number-matrix-columns-spanned="1" table:number-matrix-rows-spanned="1" table:formula="of:=SUM([.X3:.X3]&lt;[.$CH3:.$CH3])" office:value-type="float"/>
          <table:table-cell table:number-matrix-columns-spanned="1" table:number-matrix-rows-spanned="1" table:formula="of:=SUM([.Y3:.Y3]&lt;[.$CI3:.$CI3])" office:value-type="float"/>
          <table:table-cell table:number-matrix-columns-spanned="1" table:number-matrix-rows-spanned="1" table:formula="of:=SUM([.Z3:.Z3]&lt;[.$CJ3:.$CJ3])" office:value-type="float"/>
          <table:table-cell table:number-matrix-columns-spanned="1" table:number-matrix-rows-spanned="1" table:formula="of:=SUM([.AA3:.AA3]&lt;[.$CK3:.$CK3])" office:value-type="float"/>
          <table:table-cell table:number-matrix-columns-spanned="1" table:number-matrix-rows-spanned="1" table:formula="of:=SUM([.AB3:.AB3]&lt;[.$CL3:.$CL3])" office:value-type="float"/>
          <table:table-cell table:number-matrix-columns-spanned="1" table:number-matrix-rows-spanned="1" table:formula="of:=SUM([.AC3:.AC3]&lt;[.$CM3:.$CM3])" office:value-type="float"/>
          <table:table-cell table:number-matrix-columns-spanned="1" table:number-matrix-rows-spanned="1" table:formula="of:=SUM([.AD3:.AD3]&lt;[.$CN3:.$CN3])" office:value-type="float"/>
          <table:table-cell table:number-matrix-columns-spanned="1" table:number-matrix-rows-spanned="1" table:formula="of:=SUM([.AE3:.AE3]&lt;[.$CO3:.$CO3])" office:value-type="float"/>
          <table:table-cell table:number-matrix-columns-spanned="1" table:number-matrix-rows-spanned="1" table:formula="of:=SUM([.AF3:.AF3]&lt;[.$CP3:.$CP3])" office:value-type="float"/>
          <table:table-cell table:number-matrix-columns-spanned="1" table:number-matrix-rows-spanned="1" table:formula="of:=SUM([.AG3:.AG3]&lt;[.$CQ3:.$CQ3])" office:value-type="float"/>
          <table:table-cell table:number-matrix-columns-spanned="1" table:number-matrix-rows-spanned="1" table:formula="of:=SUM([.AH3:.AH3]&lt;[.$CR3:.$CR3])" office:value-type="float"/>
          <table:table-cell table:number-matrix-columns-spanned="1" table:number-matrix-rows-spanned="1" table:formula="of:=SUM([.AI3:.AI3]&lt;[.$CS3:.$CS3])" office:value-type="float"/>
          <table:table-cell table:number-matrix-columns-spanned="1" table:number-matrix-rows-spanned="1" table:formula="of:=SUM([.AJ3:.AJ3]&lt;[.$CT3:.$CT3])" office:value-type="float"/>
          <table:table-cell table:number-matrix-columns-spanned="1" table:number-matrix-rows-spanned="1" table:formula="of:=SUM([.AK3:.AK3]&lt;[.$CU3:.$CU3])" office:value-type="float"/>
          <table:table-cell table:number-matrix-columns-spanned="1" table:number-matrix-rows-spanned="1" table:formula="of:=SUM([.AL3:.AL3]&lt;[.$CV3:.$CV3])" office:value-type="float"/>
          <table:table-cell table:number-matrix-columns-spanned="1" table:number-matrix-rows-spanned="1" table:formula="of:=SUM([.AM3:.AM3]&lt;[.$CW3:.$CW3])" office:value-type="float"/>
          <table:table-cell table:number-matrix-columns-spanned="1" table:number-matrix-rows-spanned="1" table:formula="of:=SUM([.AN3:.AN3]&lt;[.$CY3:.$CY3])" office:value-type="float"/>
          <table:table-cell table:number-matrix-columns-spanned="1" table:number-matrix-rows-spanned="1" table:formula="of:=SUM([.AO3:.AO3]&lt;[.$CZ3:.$CZ3])" office:value-type="float"/>
          <table:table-cell table:number-matrix-columns-spanned="1" table:number-matrix-rows-spanned="1" table:formula="of:=SUM([.AP3:.AP3]&lt;[.$DA3:.$DA3])" office:value-type="float"/>
          <table:table-cell table:number-matrix-columns-spanned="1" table:number-matrix-rows-spanned="1" table:formula="of:=SUM([.AQ3:.AQ3]&lt;[.$CG3:.$CG3])" office:value-type="float"/>
          <table:table-cell table:number-matrix-columns-spanned="1" table:number-matrix-rows-spanned="1" table:formula="of:=SUM([.AR3:.AR3]&lt;[.$CH3:.$CH3])" office:value-type="float"/>
          <table:table-cell table:number-matrix-columns-spanned="1" table:number-matrix-rows-spanned="1" table:formula="of:=SUM([.AS3:.AS3]&lt;[.$CI3:.$CI3])" office:value-type="float"/>
          <table:table-cell table:number-matrix-columns-spanned="1" table:number-matrix-rows-spanned="1" table:formula="of:=SUM([.AT3:.AT3]&lt;[.$CJ3:.$CJ3])" office:value-type="float"/>
          <table:table-cell table:number-matrix-columns-spanned="1" table:number-matrix-rows-spanned="1" table:formula="of:=SUM([.AU3:.AU3]&lt;[.$CK3:.$CK3])" office:value-type="float"/>
          <table:table-cell table:number-matrix-columns-spanned="1" table:number-matrix-rows-spanned="1" table:formula="of:=SUM([.AV3:.AV3]&lt;[.$CL3:.$CL3])" office:value-type="float"/>
          <table:table-cell table:number-matrix-columns-spanned="1" table:number-matrix-rows-spanned="1" table:formula="of:=SUM([.AW3:.AW3]&lt;[.$CM3:.$CM3])" office:value-type="float"/>
          <table:table-cell table:number-matrix-columns-spanned="1" table:number-matrix-rows-spanned="1" table:formula="of:=SUM([.AX3:.AX3]&lt;[.$CN3:.$CN3])" office:value-type="float"/>
          <table:table-cell table:number-matrix-columns-spanned="1" table:number-matrix-rows-spanned="1" table:formula="of:=SUM([.AY3:.AY3]&lt;[.$CO3:.$CO3])" office:value-type="float"/>
          <table:table-cell table:number-matrix-columns-spanned="1" table:number-matrix-rows-spanned="1" table:formula="of:=SUM([.AZ3:.AZ3]&lt;[.$CP3:.$CP3])" office:value-type="float"/>
          <table:table-cell table:number-matrix-columns-spanned="1" table:number-matrix-rows-spanned="1" table:formula="of:=SUM([.BA3:.BA3]&lt;[.$CQ3:.$CQ3])" office:value-type="float"/>
          <table:table-cell table:number-matrix-columns-spanned="1" table:number-matrix-rows-spanned="1" table:formula="of:=SUM([.BB3:.BB3]&lt;[.$CR3:.$CR3])" office:value-type="float"/>
          <table:table-cell table:number-matrix-columns-spanned="1" table:number-matrix-rows-spanned="1" table:formula="of:=SUM([.BC3:.BC3]&lt;[.$CS3:.$CS3])" office:value-type="float"/>
          <table:table-cell table:number-matrix-columns-spanned="1" table:number-matrix-rows-spanned="1" table:formula="of:=SUM([.BD3:.BD3]&lt;[.$CT3:.$CT3])" office:value-type="float"/>
          <table:table-cell table:number-matrix-columns-spanned="1" table:number-matrix-rows-spanned="1" table:formula="of:=SUM([.BE3:.BE3]&lt;[.$CU3:.$CU3])" office:value-type="float"/>
          <table:table-cell table:number-matrix-columns-spanned="1" table:number-matrix-rows-spanned="1" table:formula="of:=SUM([.BF3:.BF3]&lt;[.$CV3:.$CV3])" office:value-type="float"/>
          <table:table-cell table:number-matrix-columns-spanned="1" table:number-matrix-rows-spanned="1" table:formula="of:=SUM([.BG3:.BG3]&lt;[.$CW3:.$CW3])" office:value-type="float"/>
          <table:table-cell table:number-matrix-columns-spanned="1" table:number-matrix-rows-spanned="1" table:formula="of:=SUM([.BH3:.BH3]&lt;[.$CX3:.$CX3])" office:value-type="float"/>
          <table:table-cell table:number-matrix-columns-spanned="1" table:number-matrix-rows-spanned="1" table:formula="of:=SUM([.BI3:.BI3]&lt;[.$CY3:.$CY3])" office:value-type="float"/>
          <table:table-cell table:number-matrix-columns-spanned="1" table:number-matrix-rows-spanned="1" table:formula="of:=SUM([.BJ3:.BJ3]&lt;[.$CZ3:.$CZ3])" office:value-type="float"/>
          <table:table-cell table:number-matrix-columns-spanned="1" table:number-matrix-rows-spanned="1" table:formula="of:=SUM([.BK3:.BK3]&lt;[.$DA3:.$DA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G3:.$CG3])" office:value-type="float"/>
          <table:table-cell table:number-matrix-columns-spanned="1" table:number-matrix-rows-spanned="1" table:formula="of:=SUM([.C3:.C3]&gt;[.$CH3:.$CH3])" office:value-type="float"/>
          <table:table-cell table:number-matrix-columns-spanned="1" table:number-matrix-rows-spanned="1" table:formula="of:=SUM([.D3:.D3]&gt;[.$CI3:.$CI3])" office:value-type="float"/>
          <table:table-cell table:number-matrix-columns-spanned="1" table:number-matrix-rows-spanned="1" table:formula="of:=SUM([.E3:.E3]&gt;[.$CJ3:.$CJ3])" office:value-type="float"/>
          <table:table-cell table:number-matrix-columns-spanned="1" table:number-matrix-rows-spanned="1" table:formula="of:=SUM([.F3:.F3]&gt;[.$CK3:.$CK3])" office:value-type="float"/>
          <table:table-cell table:number-matrix-columns-spanned="1" table:number-matrix-rows-spanned="1" table:formula="of:=SUM([.G3:.G3]&gt;[.$CL3:.$CL3])" office:value-type="float"/>
          <table:table-cell table:number-matrix-columns-spanned="1" table:number-matrix-rows-spanned="1" table:formula="of:=SUM([.H3:.H3]&gt;[.$CM3:.$CM3])" office:value-type="float"/>
          <table:table-cell table:number-matrix-columns-spanned="1" table:number-matrix-rows-spanned="1" table:formula="of:=SUM([.I3:.I3]&gt;[.$CN3:.$CN3])" office:value-type="float"/>
          <table:table-cell table:number-matrix-columns-spanned="1" table:number-matrix-rows-spanned="1" table:formula="of:=SUM([.J3:.J3]&gt;[.$CO3:.$CO3])" office:value-type="float"/>
          <table:table-cell table:number-matrix-columns-spanned="1" table:number-matrix-rows-spanned="1" table:formula="of:=SUM([.K3:.K3]&gt;[.$CP3:.$CP3])" office:value-type="float"/>
          <table:table-cell table:number-matrix-columns-spanned="1" table:number-matrix-rows-spanned="1" table:formula="of:=SUM([.L3:.L3]&gt;[.$CQ3:.$CQ3])" office:value-type="float"/>
          <table:table-cell table:number-matrix-columns-spanned="1" table:number-matrix-rows-spanned="1" table:formula="of:=SUM([.M3:.M3]&gt;[.$CR3:.$CR3])" office:value-type="float"/>
          <table:table-cell table:number-matrix-columns-spanned="1" table:number-matrix-rows-spanned="1" table:formula="of:=SUM([.N3:.N3]&gt;[.$CS3:.$CS3])" office:value-type="float"/>
          <table:table-cell table:number-matrix-columns-spanned="1" table:number-matrix-rows-spanned="1" table:formula="of:=SUM([.O3:.O3]&gt;[.$CT3:.$CT3])" office:value-type="float"/>
          <table:table-cell table:number-matrix-columns-spanned="1" table:number-matrix-rows-spanned="1" table:formula="of:=SUM([.P3:.P3]&gt;[.$CU3:.$CU3])" office:value-type="float"/>
          <table:table-cell table:number-matrix-columns-spanned="1" table:number-matrix-rows-spanned="1" table:formula="of:=SUM([.Q3:.Q3]&gt;[.$CV3:.$CV3])" office:value-type="float"/>
          <table:table-cell table:number-matrix-columns-spanned="1" table:number-matrix-rows-spanned="1" table:formula="of:=SUM([.R3:.R3]&gt;[.$CW3:.$CW3])" office:value-type="float"/>
          <table:table-cell table:number-matrix-columns-spanned="1" table:number-matrix-rows-spanned="1" table:formula="of:=SUM([.S3:.S3]&gt;[.$CX3:.$CX3])" office:value-type="float"/>
          <table:table-cell table:number-matrix-columns-spanned="1" table:number-matrix-rows-spanned="1" table:formula="of:=SUM([.T3:.T3]&gt;[.$CY3:.$CY3])" office:value-type="float"/>
          <table:table-cell table:number-matrix-columns-spanned="1" table:number-matrix-rows-spanned="1" table:formula="of:=SUM([.U3:.U3]&gt;[.$CZ3:.$CZ3])" office:value-type="float"/>
          <table:table-cell table:number-matrix-columns-spanned="1" table:number-matrix-rows-spanned="1" table:formula="of:=SUM([.V3:.V3]&gt;[.$DA3:.$DA3])" office:value-type="float"/>
          <table:table-cell table:number-matrix-columns-spanned="1" table:number-matrix-rows-spanned="1" table:formula="of:=SUM([.W3:.W3]&gt;[.$CG3:.$CG3])" office:value-type="float"/>
          <table:table-cell table:number-matrix-columns-spanned="1" table:number-matrix-rows-spanned="1" table:formula="of:=SUM([.X3:.X3]&gt;[.$CH3:.$CH3])" office:value-type="float"/>
          <table:table-cell table:number-matrix-columns-spanned="1" table:number-matrix-rows-spanned="1" table:formula="of:=SUM([.Y3:.Y3]&gt;[.$CI3:.$CI3])" office:value-type="float"/>
          <table:table-cell table:number-matrix-columns-spanned="1" table:number-matrix-rows-spanned="1" table:formula="of:=SUM([.Z3:.Z3]&gt;[.$CJ3:.$CJ3])" office:value-type="float"/>
          <table:table-cell table:number-matrix-columns-spanned="1" table:number-matrix-rows-spanned="1" table:formula="of:=SUM([.AA3:.AA3]&gt;[.$CK3:.$CK3])" office:value-type="float"/>
          <table:table-cell table:number-matrix-columns-spanned="1" table:number-matrix-rows-spanned="1" table:formula="of:=SUM([.AB3:.AB3]&gt;[.$CL3:.$CL3])" office:value-type="float"/>
          <table:table-cell table:number-matrix-columns-spanned="1" table:number-matrix-rows-spanned="1" table:formula="of:=SUM([.AC3:.AC3]&gt;[.$CM3:.$CM3])" office:value-type="float"/>
          <table:table-cell table:number-matrix-columns-spanned="1" table:number-matrix-rows-spanned="1" table:formula="of:=SUM([.AD3:.AD3]&gt;[.$CN3:.$CN3])" office:value-type="float"/>
          <table:table-cell table:number-matrix-columns-spanned="1" table:number-matrix-rows-spanned="1" table:formula="of:=SUM([.AE3:.AE3]&gt;[.$CO3:.$CO3])" office:value-type="float"/>
          <table:table-cell table:number-matrix-columns-spanned="1" table:number-matrix-rows-spanned="1" table:formula="of:=SUM([.AF3:.AF3]&gt;[.$CP3:.$CP3])" office:value-type="float"/>
          <table:table-cell table:number-matrix-columns-spanned="1" table:number-matrix-rows-spanned="1" table:formula="of:=SUM([.AG3:.AG3]&gt;[.$CQ3:.$CQ3])" office:value-type="float"/>
          <table:table-cell table:number-matrix-columns-spanned="1" table:number-matrix-rows-spanned="1" table:formula="of:=SUM([.AH3:.AH3]&gt;[.$CR3:.$CR3])" office:value-type="float"/>
          <table:table-cell table:number-matrix-columns-spanned="1" table:number-matrix-rows-spanned="1" table:formula="of:=SUM([.AI3:.AI3]&gt;[.$CS3:.$CS3])" office:value-type="float"/>
          <table:table-cell table:number-matrix-columns-spanned="1" table:number-matrix-rows-spanned="1" table:formula="of:=SUM([.AJ3:.AJ3]&gt;[.$CT3:.$CT3])" office:value-type="float"/>
          <table:table-cell table:number-matrix-columns-spanned="1" table:number-matrix-rows-spanned="1" table:formula="of:=SUM([.AK3:.AK3]&gt;[.$CU3:.$CU3])" office:value-type="float"/>
          <table:table-cell table:number-matrix-columns-spanned="1" table:number-matrix-rows-spanned="1" table:formula="of:=SUM([.AL3:.AL3]&gt;[.$CV3:.$CV3])" office:value-type="float"/>
          <table:table-cell table:number-matrix-columns-spanned="1" table:number-matrix-rows-spanned="1" table:formula="of:=SUM([.AM3:.AM3]&gt;[.$CW3:.$CW3])" office:value-type="float"/>
          <table:table-cell table:number-matrix-columns-spanned="1" table:number-matrix-rows-spanned="1" table:formula="of:=SUM([.AN3:.AN3]&gt;[.$CY3:.$CY3])" office:value-type="float"/>
          <table:table-cell table:number-matrix-columns-spanned="1" table:number-matrix-rows-spanned="1" table:formula="of:=SUM([.AO3:.AO3]&gt;[.$CZ3:.$CZ3])" office:value-type="float"/>
          <table:table-cell table:number-matrix-columns-spanned="1" table:number-matrix-rows-spanned="1" table:formula="of:=SUM([.AP3:.AP3]&gt;[.$DA3:.$DA3])" office:value-type="float"/>
          <table:table-cell table:number-matrix-columns-spanned="1" table:number-matrix-rows-spanned="1" table:formula="of:=SUM([.AQ3:.AQ3]&gt;[.$CG3:.$CG3])" office:value-type="float"/>
          <table:table-cell table:number-matrix-columns-spanned="1" table:number-matrix-rows-spanned="1" table:formula="of:=SUM([.AR3:.AR3]&gt;[.$CH3:.$CH3])" office:value-type="float"/>
          <table:table-cell table:number-matrix-columns-spanned="1" table:number-matrix-rows-spanned="1" table:formula="of:=SUM([.AS3:.AS3]&gt;[.$CI3:.$CI3])" office:value-type="float"/>
          <table:table-cell table:number-matrix-columns-spanned="1" table:number-matrix-rows-spanned="1" table:formula="of:=SUM([.AT3:.AT3]&gt;[.$CJ3:.$CJ3])" office:value-type="float"/>
          <table:table-cell table:number-matrix-columns-spanned="1" table:number-matrix-rows-spanned="1" table:formula="of:=SUM([.AU3:.AU3]&gt;[.$CK3:.$CK3])" office:value-type="float"/>
          <table:table-cell table:number-matrix-columns-spanned="1" table:number-matrix-rows-spanned="1" table:formula="of:=SUM([.AV3:.AV3]&gt;[.$CL3:.$CL3])" office:value-type="float"/>
          <table:table-cell table:number-matrix-columns-spanned="1" table:number-matrix-rows-spanned="1" table:formula="of:=SUM([.AW3:.AW3]&gt;[.$CM3:.$CM3])" office:value-type="float"/>
          <table:table-cell table:number-matrix-columns-spanned="1" table:number-matrix-rows-spanned="1" table:formula="of:=SUM([.AX3:.AX3]&gt;[.$CN3:.$CN3])" office:value-type="float"/>
          <table:table-cell table:number-matrix-columns-spanned="1" table:number-matrix-rows-spanned="1" table:formula="of:=SUM([.AY3:.AY3]&gt;[.$CO3:.$CO3])" office:value-type="float"/>
          <table:table-cell table:number-matrix-columns-spanned="1" table:number-matrix-rows-spanned="1" table:formula="of:=SUM([.AZ3:.AZ3]&gt;[.$CP3:.$CP3])" office:value-type="float"/>
          <table:table-cell table:number-matrix-columns-spanned="1" table:number-matrix-rows-spanned="1" table:formula="of:=SUM([.BA3:.BA3]&gt;[.$CQ3:.$CQ3])" office:value-type="float"/>
          <table:table-cell table:number-matrix-columns-spanned="1" table:number-matrix-rows-spanned="1" table:formula="of:=SUM([.BB3:.BB3]&gt;[.$CR3:.$CR3])" office:value-type="float"/>
          <table:table-cell table:number-matrix-columns-spanned="1" table:number-matrix-rows-spanned="1" table:formula="of:=SUM([.BC3:.BC3]&gt;[.$CS3:.$CS3])" office:value-type="float"/>
          <table:table-cell table:number-matrix-columns-spanned="1" table:number-matrix-rows-spanned="1" table:formula="of:=SUM([.BD3:.BD3]&gt;[.$CT3:.$CT3])" office:value-type="float"/>
          <table:table-cell table:number-matrix-columns-spanned="1" table:number-matrix-rows-spanned="1" table:formula="of:=SUM([.BE3:.BE3]&gt;[.$CU3:.$CU3])" office:value-type="float"/>
          <table:table-cell table:number-matrix-columns-spanned="1" table:number-matrix-rows-spanned="1" table:formula="of:=SUM([.BF3:.BF3]&gt;[.$CV3:.$CV3])" office:value-type="float"/>
          <table:table-cell table:number-matrix-columns-spanned="1" table:number-matrix-rows-spanned="1" table:formula="of:=SUM([.BG3:.BG3]&gt;[.$CW3:.$CW3])" office:value-type="float"/>
          <table:table-cell table:number-matrix-columns-spanned="1" table:number-matrix-rows-spanned="1" table:formula="of:=SUM([.BH3:.BH3]&gt;[.$CX3:.$CX3])" office:value-type="float"/>
          <table:table-cell table:number-matrix-columns-spanned="1" table:number-matrix-rows-spanned="1" table:formula="of:=SUM([.BI3:.BI3]&gt;[.$CY3:.$CY3])" office:value-type="float"/>
          <table:table-cell table:number-matrix-columns-spanned="1" table:number-matrix-rows-spanned="1" table:formula="of:=SUM([.BJ3:.BJ3]&gt;[.$CZ3:.$CZ3])" office:value-type="float"/>
          <table:table-cell table:number-matrix-columns-spanned="1" table:number-matrix-rows-spanned="1" table:formula="of:=SUM([.BK3:.BK3]&gt;[.$DA3:.$DA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DB3:.$DB3])" office:value-type="float"/>
          <table:table-cell table:number-matrix-columns-spanned="1" table:number-matrix-rows-spanned="1" table:formula="of:=SUM([.C3:.C3]=[.$DC3:.$DC3])" office:value-type="float"/>
          <table:table-cell table:number-matrix-columns-spanned="1" table:number-matrix-rows-spanned="1" table:formula="of:=SUM([.D3:.D3]=[.$DD3:.$DD3])" office:value-type="float"/>
          <table:table-cell table:number-matrix-columns-spanned="1" table:number-matrix-rows-spanned="1" table:formula="of:=SUM([.E3:.E3]=[.$DE3:.$DE3])" office:value-type="float"/>
          <table:table-cell table:number-matrix-columns-spanned="1" table:number-matrix-rows-spanned="1" table:formula="of:=SUM([.F3:.F3]=[.$DF3:.$DF3])" office:value-type="float"/>
          <table:table-cell table:number-matrix-columns-spanned="1" table:number-matrix-rows-spanned="1" table:formula="of:=SUM([.G3:.G3]=[.$DG3:.$DG3])" office:value-type="float"/>
          <table:table-cell table:number-matrix-columns-spanned="1" table:number-matrix-rows-spanned="1" table:formula="of:=SUM([.H3:.H3]=[.$DH3:.$DH3])" office:value-type="float"/>
          <table:table-cell table:number-matrix-columns-spanned="1" table:number-matrix-rows-spanned="1" table:formula="of:=SUM([.I3:.I3]=[.$DI3:.$DI3])" office:value-type="float"/>
          <table:table-cell table:number-matrix-columns-spanned="1" table:number-matrix-rows-spanned="1" table:formula="of:=SUM([.J3:.J3]=[.$DJ3:.$DJ3])" office:value-type="float"/>
          <table:table-cell table:number-matrix-columns-spanned="1" table:number-matrix-rows-spanned="1" table:formula="of:=SUM([.K3:.K3]=[.$DK3:.$DK3])" office:value-type="float"/>
          <table:table-cell table:number-matrix-columns-spanned="1" table:number-matrix-rows-spanned="1" table:formula="of:=SUM([.L3:.L3]=[.$DL3:.$DL3])" office:value-type="float"/>
          <table:table-cell table:number-matrix-columns-spanned="1" table:number-matrix-rows-spanned="1" table:formula="of:=SUM([.M3:.M3]=[.$DM3:.$DM3])" office:value-type="float"/>
          <table:table-cell table:number-matrix-columns-spanned="1" table:number-matrix-rows-spanned="1" table:formula="of:=SUM([.N3:.N3]=[.$DN3:.$DN3])" office:value-type="float"/>
          <table:table-cell table:number-matrix-columns-spanned="1" table:number-matrix-rows-spanned="1" table:formula="of:=SUM([.O3:.O3]=[.$DO3:.$DO3])" office:value-type="float"/>
          <table:table-cell table:number-matrix-columns-spanned="1" table:number-matrix-rows-spanned="1" table:formula="of:=SUM([.P3:.P3]=[.$DP3:.$DP3])" office:value-type="float"/>
          <table:table-cell table:number-matrix-columns-spanned="1" table:number-matrix-rows-spanned="1" table:formula="of:=SUM([.Q3:.Q3]=[.$DQ3:.$DQ3])" office:value-type="float"/>
          <table:table-cell table:number-matrix-columns-spanned="1" table:number-matrix-rows-spanned="1" table:formula="of:=SUM([.R3:.R3]=[.$DR3:.$DR3])" office:value-type="float"/>
          <table:table-cell table:number-matrix-columns-spanned="1" table:number-matrix-rows-spanned="1" table:formula="of:=SUM([.S3:.S3]=[.$DS3:.$DS3])" office:value-type="float"/>
          <table:table-cell table:number-matrix-columns-spanned="1" table:number-matrix-rows-spanned="1" table:formula="of:=SUM([.T3:.T3]=[.$DT3:.$DT3])" office:value-type="float"/>
          <table:table-cell table:number-matrix-columns-spanned="1" table:number-matrix-rows-spanned="1" table:formula="of:=SUM([.U3:.U3]=[.$DU3:.$DU3])" office:value-type="float"/>
          <table:table-cell table:number-matrix-columns-spanned="1" table:number-matrix-rows-spanned="1" table:formula="of:=SUM([.V3:.V3]=[.$DV3:.$DV3])" office:value-type="float"/>
          <table:table-cell table:number-matrix-columns-spanned="1" table:number-matrix-rows-spanned="1" table:formula="of:=SUM([.W3:.W3]=[.$DB3:.$DB3])" office:value-type="float"/>
          <table:table-cell table:number-matrix-columns-spanned="1" table:number-matrix-rows-spanned="1" table:formula="of:=SUM([.X3:.X3]=[.$DC3:.$DC3])" office:value-type="float"/>
          <table:table-cell table:number-matrix-columns-spanned="1" table:number-matrix-rows-spanned="1" table:formula="of:=SUM([.Y3:.Y3]=[.$DD3:.$DD3])" office:value-type="float"/>
          <table:table-cell table:number-matrix-columns-spanned="1" table:number-matrix-rows-spanned="1" table:formula="of:=SUM([.Z3:.Z3]=[.$DE3:.$DE3])" office:value-type="float"/>
          <table:table-cell table:number-matrix-columns-spanned="1" table:number-matrix-rows-spanned="1" table:formula="of:=SUM([.AA3:.AA3]=[.$DF3:.$DF3])" office:value-type="float"/>
          <table:table-cell table:number-matrix-columns-spanned="1" table:number-matrix-rows-spanned="1" table:formula="of:=SUM([.AB3:.AB3]=[.$DG3:.$DG3])" office:value-type="float"/>
          <table:table-cell table:number-matrix-columns-spanned="1" table:number-matrix-rows-spanned="1" table:formula="of:=SUM([.AC3:.AC3]=[.$DH3:.$DH3])" office:value-type="float"/>
          <table:table-cell table:number-matrix-columns-spanned="1" table:number-matrix-rows-spanned="1" table:formula="of:=SUM([.AD3:.AD3]=[.$DI3:.$DI3])" office:value-type="float"/>
          <table:table-cell table:number-matrix-columns-spanned="1" table:number-matrix-rows-spanned="1" table:formula="of:=SUM([.AE3:.AE3]=[.$DJ3:.$DJ3])" office:value-type="float"/>
          <table:table-cell table:number-matrix-columns-spanned="1" table:number-matrix-rows-spanned="1" table:formula="of:=SUM([.AF3:.AF3]=[.$DK3:.$DK3])" office:value-type="float"/>
          <table:table-cell table:number-matrix-columns-spanned="1" table:number-matrix-rows-spanned="1" table:formula="of:=SUM([.AG3:.AG3]=[.$DL3:.$DL3])" office:value-type="float"/>
          <table:table-cell table:number-matrix-columns-spanned="1" table:number-matrix-rows-spanned="1" table:formula="of:=SUM([.AH3:.AH3]=[.$DM3:.$DM3])" office:value-type="float"/>
          <table:table-cell table:number-matrix-columns-spanned="1" table:number-matrix-rows-spanned="1" table:formula="of:=SUM([.AI3:.AI3]=[.$DN3:.$DN3])" office:value-type="float"/>
          <table:table-cell table:number-matrix-columns-spanned="1" table:number-matrix-rows-spanned="1" table:formula="of:=SUM([.AJ3:.AJ3]=[.$DO3:.$DO3])" office:value-type="float"/>
          <table:table-cell table:number-matrix-columns-spanned="1" table:number-matrix-rows-spanned="1" table:formula="of:=SUM([.AK3:.AK3]=[.$DP3:.$DP3])" office:value-type="float"/>
          <table:table-cell table:number-matrix-columns-spanned="1" table:number-matrix-rows-spanned="1" table:formula="of:=SUM([.AL3:.AL3]=[.$DQ3:.$DQ3])" office:value-type="float"/>
          <table:table-cell table:number-matrix-columns-spanned="1" table:number-matrix-rows-spanned="1" table:formula="of:=SUM([.AM3:.AM3]=[.$DR3:.$DR3])" office:value-type="float"/>
          <table:table-cell table:number-matrix-columns-spanned="1" table:number-matrix-rows-spanned="1" table:formula="of:=SUM([.AN3:.AN3]=[.$DT3:.$DT3])" office:value-type="float"/>
          <table:table-cell table:number-matrix-columns-spanned="1" table:number-matrix-rows-spanned="1" table:formula="of:=SUM([.AO3:.AO3]=[.$DU3:.$DU3])" office:value-type="float"/>
          <table:table-cell table:number-matrix-columns-spanned="1" table:number-matrix-rows-spanned="1" table:formula="of:=SUM([.AP3:.AP3]=[.$DV3:.$DV3])" office:value-type="float"/>
          <table:table-cell table:number-matrix-columns-spanned="1" table:number-matrix-rows-spanned="1" table:formula="of:=SUM([.AQ3:.AQ3]=[.$DB3:.$DB3])" office:value-type="float"/>
          <table:table-cell table:number-matrix-columns-spanned="1" table:number-matrix-rows-spanned="1" table:formula="of:=SUM([.AR3:.AR3]=[.$DC3:.$DC3])" office:value-type="float"/>
          <table:table-cell table:number-matrix-columns-spanned="1" table:number-matrix-rows-spanned="1" table:formula="of:=SUM([.AS3:.AS3]=[.$DD3:.$DD3])" office:value-type="float"/>
          <table:table-cell table:number-matrix-columns-spanned="1" table:number-matrix-rows-spanned="1" table:formula="of:=SUM([.AT3:.AT3]=[.$DE3:.$DE3])" office:value-type="float"/>
          <table:table-cell table:number-matrix-columns-spanned="1" table:number-matrix-rows-spanned="1" table:formula="of:=SUM([.AU3:.AU3]=[.$DF3:.$DF3])" office:value-type="float"/>
          <table:table-cell table:number-matrix-columns-spanned="1" table:number-matrix-rows-spanned="1" table:formula="of:=SUM([.AV3:.AV3]=[.$DG3:.$DG3])" office:value-type="float"/>
          <table:table-cell table:number-matrix-columns-spanned="1" table:number-matrix-rows-spanned="1" table:formula="of:=SUM([.AW3:.AW3]=[.$DH3:.$DH3])" office:value-type="float"/>
          <table:table-cell table:number-matrix-columns-spanned="1" table:number-matrix-rows-spanned="1" table:formula="of:=SUM([.AX3:.AX3]=[.$DI3:.$DI3])" office:value-type="float"/>
          <table:table-cell table:number-matrix-columns-spanned="1" table:number-matrix-rows-spanned="1" table:formula="of:=SUM([.AY3:.AY3]=[.$DJ3:.$DJ3])" office:value-type="float"/>
          <table:table-cell table:number-matrix-columns-spanned="1" table:number-matrix-rows-spanned="1" table:formula="of:=SUM([.AZ3:.AZ3]=[.$DK3:.$DK3])" office:value-type="float"/>
          <table:table-cell table:number-matrix-columns-spanned="1" table:number-matrix-rows-spanned="1" table:formula="of:=SUM([.BA3:.BA3]=[.$DL3:.$DL3])" office:value-type="float"/>
          <table:table-cell table:number-matrix-columns-spanned="1" table:number-matrix-rows-spanned="1" table:formula="of:=SUM([.BB3:.BB3]=[.$DM3:.$DM3])" office:value-type="float"/>
          <table:table-cell table:number-matrix-columns-spanned="1" table:number-matrix-rows-spanned="1" table:formula="of:=SUM([.BC3:.BC3]=[.$DN3:.$DN3])" office:value-type="float"/>
          <table:table-cell table:number-matrix-columns-spanned="1" table:number-matrix-rows-spanned="1" table:formula="of:=SUM([.BD3:.BD3]=[.$DO3:.$DO3])" office:value-type="float"/>
          <table:table-cell table:number-matrix-columns-spanned="1" table:number-matrix-rows-spanned="1" table:formula="of:=SUM([.BE3:.BE3]=[.$DP3:.$DP3])" office:value-type="float"/>
          <table:table-cell table:number-matrix-columns-spanned="1" table:number-matrix-rows-spanned="1" table:formula="of:=SUM([.BF3:.BF3]=[.$DQ3:.$DQ3])" office:value-type="float"/>
          <table:table-cell table:number-matrix-columns-spanned="1" table:number-matrix-rows-spanned="1" table:formula="of:=SUM([.BG3:.BG3]=[.$DR3:.$DR3])" office:value-type="float"/>
          <table:table-cell table:number-matrix-columns-spanned="1" table:number-matrix-rows-spanned="1" table:formula="of:=SUM([.BH3:.BH3]=[.$DS3:.$DS3])" office:value-type="float"/>
          <table:table-cell table:number-matrix-columns-spanned="1" table:number-matrix-rows-spanned="1" table:formula="of:=SUM([.BI3:.BI3]=[.$DT3:.$DT3])" office:value-type="float"/>
          <table:table-cell table:number-matrix-columns-spanned="1" table:number-matrix-rows-spanned="1" table:formula="of:=SUM([.BJ3:.BJ3]=[.$DU3:.$DU3])" office:value-type="float"/>
          <table:table-cell table:number-matrix-columns-spanned="1" table:number-matrix-rows-spanned="1" table:formula="of:=SUM([.BK3:.BK3]=[.$DV3:.$DV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